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Verdana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7.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999cm"/>
    </style:style>
    <style:style style:name="co7" style:family="table-column">
      <style:table-column-properties fo:break-before="auto" style:column-width="4.881cm"/>
    </style:style>
    <style:style style:name="co8" style:family="table-column">
      <style:table-column-properties fo:break-before="auto" style:column-width="6.839cm"/>
    </style:style>
    <style:style style:name="co9" style:family="table-column">
      <style:table-column-properties fo:break-before="auto" style:column-width="11.41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2.79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5" style:family="table-cell" style:parent-style-name="Default">
      <style:text-properties style:font-name="Verdana" style:font-name-asian="Bitstream Vera Sans" style:font-name-complex="Lucidasans"/>
    </style:style>
    <style:style style:name="ce6" style:family="table-cell" style:parent-style-name="Default" style:data-style-name="N37"/>
    <style:style style:name="T1" style:family="text">
      <style:text-properties style:font-name="Verdana" style:font-name-asian="Bitstream Vera Sans" style:font-name-complex="Lucidasans"/>
    </style:style>
  </office:automatic-styles>
  <office:body>
    <office:spreadsheet>
      <table:table table:name="Bestandsaufnahm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table:number-columns-spanned="8" table:number-rows-spanned="1">
            <text:p>Bestandsaufnahme Dokumente &amp; Dateien (<text:a xlink:href="http://de.openoffice.org/servlets/DocumentList">http://de.openoffice.org/servlets/DocumentList</text:a>)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Verzeichnis</text:p>
          </table:table-cell>
          <table:table-cell office:value-type="string">
            <text:p>Dateiname / Link</text:p>
          </table:table-cell>
          <table:table-cell office:value-type="string">
            <text:p>Status</text:p>
          </table:table-cell>
          <table:table-cell office:value-type="string">
            <text:p>Modifiziert von</text:p>
          </table:table-cell>
          <table:table-cell office:value-type="string">
            <text:p>Datum</text:p>
          </table:table-cell>
          <table:table-cell office:value-type="string">
            <text:p>Kurzbeschreibung</text:p>
          </table:table-cell>
          <table:table-cell/>
          <table:table-cell office:value-type="string">
            <text:p>Anmerkung des Autors</text:p>
            <text:p>z. B.: OK,</text:p>
            <text:p>oder: Kann gelöscht werden,</text:p>
            <text:p>oder: In Verzeichnis ... verschieben</text:p>
            <text:p>(Bitte die vorgeschlagene Verzeichnisstruktur beachten!)</text:p>
          </table:table-cell>
        </table:table-row>
        <table:table-row table:style-name="ro1">
          <table:table-cell table:style-name="ce1" office:value-type="string">
            <text:p>de</text:p>
          </table:table-cell>
          <table:table-cell table:number-columns-repeated="7"/>
        </table:table-row>
        <table:table-row-group>
          <table:table-row-group>
            <table:table-row table:style-name="ro4">
              <table:table-cell/>
              <table:table-cell office:value-type="string">
                <text:p><text:a xlink:href="http://de.openoffice.org/files/documents/66/1460/file_1460.dat/Anmeldung_auf_Dev.pdf">http://de.openoffice.org/files/documents/66/1460/file_1460.dat/Anmeldung_auf_Dev.pdf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iedhelmabels@openoffice.org">friedhelmabels@openoffice.org</text:a></text:p>
              </table:table-cell>
              <table:table-cell table:style-name="ce6" office:value-type="date" office:date-value="2003-05-24">
                <text:p>24.05.03</text:p>
              </table:table-cell>
              <table:table-cell office:value-type="string">
                <text:p>Kurzanleitung, um dem Dev-Team beizutreten (pdf).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461/file_1461.dat/Anmeldung_auf_Dev.sxw">http://de.openoffice.org/files/documents/66/1461/file_1461.dat/Anmeldung_auf_Dev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iedhelmabels@openoffice.org">friedhelmabels@openoffice.org</text:a></text:p>
              </table:table-cell>
              <table:table-cell table:style-name="ce6" office:value-type="date" office:date-value="2003-05-24">
                <text:p>24.05.03</text:p>
              </table:table-cell>
              <table:table-cell office:value-type="string">
                <text:p>Kurzanleitung, um dem Dev-Team beizutreten (sxw).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3960/CalcQuickreferenz.odt">http://de.openoffice.org/files/documents/66/3960/CalcQuickreferenz.odt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egina@openoffice.org">regina@openoffice.org</text:a></text:p>
              </table:table-cell>
              <table:table-cell table:style-name="ce6" office:value-type="date" office:date-value="2007-04-10">
                <text:p>10.04.07</text:p>
              </table:table-cell>
              <table:table-cell office:value-type="string">
                <text:p>Calc Quickreferenz</text:p>
                <text:p>Bewegen - Markieren - Ausfüllen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388/carmen.jpg">http://de.openoffice.org/files/documents/66/1388/carmen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eda@openoffice.org">freda@openoffice.org</text:a></text:p>
              </table:table-cell>
              <table:table-cell table:style-name="ce6" office:value-type="date" office:date-value="2003-11-22">
                <text:p>22.11.03</text:p>
              </table:table-cell>
              <table:table-cell office:value-type="string">
                <text:p>The past (Trier), the present (Carmen/Spain) and the future (OOo)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384/carmen2.jpg">http://de.openoffice.org/files/documents/66/1384/carmen2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eda@openoffice.org">freda@openoffice.org</text:a></text:p>
              </table:table-cell>
              <table:table-cell table:style-name="ce6" office:value-type="date" office:date-value="2003-11-22">
                <text:p>22.11.03</text:p>
              </table:table-cell>
              <table:table-cell office:value-type="string">
                <text:p>OpenOffice.org in the oldest town of Germany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408/comenius.jpg">http://de.openoffice.org/files/documents/66/1408/comenius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eda@openoffice.org">freda@openoffice.org</text:a></text:p>
              </table:table-cell>
              <table:table-cell table:style-name="ce6" office:value-type="date" office:date-value="2003-11-22">
                <text:p>22.11.03</text:p>
              </table:table-cell>
              <table:table-cell office:value-type="string">
                <text:p>EU - Comenius Project with OpenOffice.org in front of „Porta Nigra“</text:p>
              </table:table-cell>
              <table:table-cell table:number-columns-repeated="2"/>
            </table:table-row>
            <table:table-row table:style-name="ro5">
              <table:table-cell/>
              <table:table-cell office:value-type="string">
                <text:p><text:a xlink:href="http://de.openoffice.org/files/documents/66/1412/common-d.sxi">http://de.openoffice.org/files/documents/66/1412/common-d.sxi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freda@openoffice.org">freda@openoffice.org</text:a></text:p>
              </table:table-cell>
              <table:table-cell table:style-name="ce6" office:value-type="date" office:date-value="2005-03-08">
                <text:p>08.03.05</text:p>
              </table:table-cell>
              <table:table-cell office:value-type="string">
                <text:p>Präsentation von Manfred Reiter zu OpenOffice.org Zahlen-Daten-Fakten Bad Honnef, 16. November 2002</text:p>
              </table:table-cell>
              <table:table-cell table:number-columns-repeated="2"/>
            </table:table-row>
            <table:table-row table:style-name="ro6">
              <table:table-cell/>
              <table:table-cell office:value-type="string">
                <text:p><text:a xlink:href="http://de.openoffice.org/files/documents/66/1366/DevGuide.zip">http://de.openoffice.org/files/documents/66/1366/DevGuide.zip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hkienlein@openoffice.org">hkienlein@openoffice.org</text:a></text:p>
              </table:table-cell>
              <table:table-cell table:style-name="ce6" office:value-type="date" office:date-value="2003-09-25">
                <text:p>25.09.03</text:p>
              </table:table-cell>
              <table:table-cell office:value-type="string">
                <text:p>Ein Basic Modul mit Beispielen aus dem DevelopersGuide und einem Inspect Modul, um durch die OOo-Komponenten per Mausklick zu kommen.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1387/DVD-Box.jpg">http://de.openoffice.org/files/documents/66/1387/DVD-Box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3-11-24">
                <text:p>24.11.03</text:p>
              </table:table-cell>
              <table:table-cell office:value-type="string">
                <text:p>Ein Foto der OOo-DVD-Box</text:p>
              </table:table-cell>
              <table:table-cell table:number-columns-repeated="2"/>
            </table:table-row>
            <table:table-row table:style-name="ro5">
              <table:table-cell/>
              <table:table-cell office:value-type="string">
                <text:p><text:a xlink:href="http://de.openoffice.org/files/documents/66/1431/josra1.jpg">http://de.openoffice.org/files/documents/66/1431/josra1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3-12-08">
                <text:p>08.12.03</text:p>
              </table:table-cell>
              <table:table-cell office:value-type="string">
                <text:p>The past (Pyramide and Sphinx), the present (Josra - "Hübsch und leicht") and the future (OpenOffice.org)</text:p>
              </table:table-cell>
              <table:table-cell table:number-columns-repeated="2"/>
            </table:table-row>
            <table:table-row table:style-name="ro5">
              <table:table-cell/>
              <table:table-cell office:value-type="string">
                <text:p><text:a xlink:href="http://de.openoffice.org/files/documents/66/1432/josra2.jpg">http://de.openoffice.org/files/documents/66/1432/josra2.jp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3-12-08">
                <text:p>08.12.03</text:p>
              </table:table-cell>
              <table:table-cell office:value-type="string">
                <text:p>The past (Pyramide &amp; Sphinx), the present (Josra - "Hübsch und leicht") and the future (OpenOffice.org) 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697/Musterschreiben-Linken.sxw">http://de.openoffice.org/files/documents/66/1697/Musterschreiben-Linken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3-02">
                <text:p>02.03.04</text:p>
              </table:table-cell>
              <table:table-cell office:value-type="string">
                <text:p>Standardantwort zum Verlinken der OpenOffice.org Seiten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698/Musterschreiben-Lizenzen.sxw">http://de.openoffice.org/files/documents/66/1698/Musterschreiben-Lizenzen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3-02">
                <text:p>02.03.04</text:p>
              </table:table-cell>
              <table:table-cell office:value-type="string">
                <text:p>Standardantwort zur Lizenz von OpenOffice.org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699/Musterschreiben-Usersliste-Anmeldung.sxw">http://de.openoffice.org/files/documents/66/1699/Musterschreiben-Usersliste-Anmeldung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3-02">
                <text:p>02.03.04</text:p>
              </table:table-cell>
              <table:table-cell office:value-type="string">
                <text:p>Standardmail zur Anmeldung auf der Users-Liste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2846/neu_hier.odp">http://de.openoffice.org/files/documents/66/2846/neu_hier.odp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5-08-02">
                <text:p>02.08.05</text:p>
              </table:table-cell>
              <table:table-cell office:value-type="string">
                <text:p>Präsentationsvorschlag von Florian Gaab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578/open_office.swf">http://de.openoffice.org/files/documents/66/1578/open_office.swf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1-16">
                <text:p>16.01.04</text:p>
              </table:table-cell>
              <table:table-cell office:value-type="string">
                <text:p>Ein Flash-Film von Astrid Bocskay und Elisabeth Glanz 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1413/userliste.pdf">http://de.openoffice.org/files/documents/66/1413/userliste.pdf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berthold@openoffice.org">berthold@openoffice.org</text:a></text:p>
              </table:table-cell>
              <table:table-cell table:style-name="ce6" office:value-type="date" office:date-value="2007-05-11">
                <text:p>11.05.07</text:p>
              </table:table-cell>
              <table:table-cell office:value-type="string">
                <text:p>Brief an User, die nicht auf der user@de eingeschrieben sind</text:p>
              </table:table-cell>
              <table:table-cell table:number-columns-repeated="2"/>
            </table:table-row>
          </table:table-row-group>
          <table:table-row table:style-name="ro1">
            <table:table-cell table:style-name="ce2" office:value-type="string">
              <text:p>Interne Infos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3704/Regelwerk_Wahlen_2.odt">http://de.openoffice.org/files/documents/66/3704/Regelwerk_Wahlen_2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10">
                  <text:p>10.10.06</text:p>
                </table:table-cell>
                <table:table-cell office:value-type="string">
                  <text:p>2. Entwurf Richtlinien Wahlen im de-Projek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707/Regelwerk_Wahlen_3.odt">http://de.openoffice.org/files/documents/66/3707/Regelwerk_Wahlen_3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11">
                  <text:p>11.10.06</text:p>
                </table:table-cell>
                <table:table-cell office:value-type="string">
                  <text:p>3. Entwurf Richtlinien Wahlen im de-Projek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712/Regelwerk_Wahlen_4.odt">http://de.openoffice.org/files/documents/66/3712/Regelwerk_Wahlen_4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14">
                  <text:p>14.10.06</text:p>
                </table:table-cell>
                <table:table-cell office:value-type="string">
                  <text:p>4. Entwurf Richtlinien Wahlen im de-Projek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728/Regelwerk_Wahlen_Endfassung.odt">http://de.openoffice.org/files/documents/66/3728/Regelwerk_Wahlen_Endfassung.odt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18">
                  <text:p>18.10.06</text:p>
                </table:table-cell>
                <table:table-cell office:value-type="string">
                  <text:p>Endfassung Richtlinien Wahlen im de-Projek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700/Regelwerk_Wahlen.odt">http://de.openoffice.org/files/documents/66/3700/Regelwerk_Wahlen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9">
                  <text:p>09.10.06</text:p>
                </table:table-cell>
                <table:table-cell office:value-type="string">
                  <text:p>Entwurf Richtlinien Wahlen im de-Projek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CVS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1">
                <table:table-cell/>
                <table:table-cell office:value-type="string">
                  <text:p><text:a xlink:href="http://de.openoffice.org/files/documents/66/2661/workshopcvs.sxi">http://de.openoffice.org/files/documents/66/2661/workshopcvs.sxi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asma@openoffice.org">andreasma@openoffice.org</text:a></text:p>
                </table:table-cell>
                <table:table-cell table:style-name="ce6" office:value-type="date" office:date-value="2005-04-25">
                  <text:p>25.04.05</text:p>
                </table:table-cell>
                <table:table-cell office:value-type="string">
                  <text:p>Präsentation zu CVS in Essen 2005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Lizenzen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2339/PDL_de.sxw">http://de.openoffice.org/files/documents/66/2339/PDL_de.sxw</text:a></text:p>
                </table:table-cell>
                <table:table-cell office:value-type="string">
                  <text:p>Baselin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12-18">
                  <text:p>18.12.04</text:p>
                </table:table-cell>
                <table:table-cell office:value-type="string">
                  <text:p>Übersetzung der PDL, nur zur Information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2419/SISSL_de.sxw">http://de.openoffice.org/files/documents/66/2419/SISSL_de.sxw</text:a></text:p>
                </table:table-cell>
                <table:table-cell office:value-type="string">
                  <text:p>Baselin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01-25">
                  <text:p>25.01.05</text:p>
                </table:table-cell>
                <table:table-cell office:value-type="string">
                  <text:p>Übersetzuung der SISSL, nur zur Information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QA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3183/9help_ooo.pdf">http://de.openoffice.org/files/documents/66/3183/9help_ooo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2-14">
                  <text:p>14.02.06</text:p>
                </table:table-cell>
                <table:table-cell office:value-type="string">
                  <text:p>Erste Überlegungen zur Umgestaltung der Online-Hilfe in StarOffice 9 / OOo 3</text:p>
                </table:table-cell>
                <table:table-cell table:number-columns-repeated="2"/>
              </table:table-row>
              <table:table-row table:style-name="ro5">
                <table:table-cell/>
                <table:table-cell office:value-type="string">
                  <text:p><text:a xlink:href="http://de.openoffice.org/files/documents/66/3982/file_3982.dat/Style_Guide_German.pdf">http://de.openoffice.org/files/documents/66/3982/file_3982.dat/Style_Guide_German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7-05-07">
                  <text:p>07.05.07</text:p>
                </table:table-cell>
                <table:table-cell office:value-type="string">
                  <text:p>Linguistische Richtlinien für die Übersetzung und Lokalisierung (Stand April 2007)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030/help.zip">http://de.openoffice.org/files/documents/66/3030/help.zi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1-08">
                  <text:p>08.11.05</text:p>
                </table:table-cell>
                <table:table-cell office:value-type="string">
                  <text:p>Dateien für Review Online-Hilfe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2450/release_qa_essen.sxi">http://de.openoffice.org/files/documents/66/2450/release_qa_essen.sxi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03-09">
                  <text:p>09.03.05</text:p>
                </table:table-cell>
                <table:table-cell office:value-type="string">
                  <text:p>Vortrag zur RElease-QA vom Community Workshop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2490/release_qa_essen.pdf">http://de.openoffice.org/files/documents/66/2490/release_qa_essen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02-27">
                  <text:p>27.02.05</text:p>
                </table:table-cell>
                <table:table-cell office:value-type="string">
                  <text:p>Vortrag zur RElease-QA vom Community Workshop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184/Review_OnlineHilfe.pdf">http://de.openoffice.org/files/documents/66/3184/Review_OnlineHilfe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2-14">
                  <text:p>14.02.06</text:p>
                </table:table-cell>
                <table:table-cell office:value-type="string">
                  <text:p>Aktueller Stand Review Online-Hilfe und Meinungen über den Verlauf</text:p>
                </table:table-cell>
                <table:table-cell table:number-columns-repeated="2"/>
              </table:table-row>
              <table:table-row table:style-name="ro5">
                <table:table-cell/>
                <table:table-cell office:value-type="string">
                  <text:p><text:a xlink:href="http://de.openoffice.org/files/documents/66/2821/smoketests.stc">http://de.openoffice.org/files/documents/66/2821/smoketests.stc</text:a></text:p>
                </table:table-cell>
                <table:table-cell office:value-type="string">
                  <text:p>Baselin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07-10">
                  <text:p>10.07.05</text:p>
                </table:table-cell>
                <table:table-cell office:value-type="string">
                  <text:p>Calc Vorlage für Rückmeldung zu den Ergebnissen der Smoketests (QA- Shakedown Tests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2850/tcm_zuweisungen.ods">http://de.openoffice.org/files/documents/66/2850/tcm_zuweisungen.ods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08-05">
                  <text:p>05.08.05</text:p>
                </table:table-cell>
                <table:table-cell office:value-type="string">
                  <text:p>Übersicht über die im TCM zugewiesenen Tester für den Test von 1.9.122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Selbstbild-Diskussion 05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3306/Quintessenz.html">http://de.openoffice.org/files/documents/66/3306/Quintessenz.html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22">
                  <text:p>22.04.06</text:p>
                </table:table-cell>
                <table:table-cell office:value-type="string">
                  <text:p>Kürzere Zusammenfassung der Diskussion (einfacher HTML-Expor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304/Quintessenz.odt">http://de.openoffice.org/files/documents/66/3304/Quintessenz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Kürzere Zusammenfassung der Diskussion (OOo2.x-Forma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303/Quintessenz.sxw">http://de.openoffice.org/files/documents/66/3303/Quintessenz.sxw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Kürzere Zusammenfassung der Diskussion (OOo1.x-Forma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305/Quintessenz.pdf">http://de.openoffice.org/files/documents/66/3305/Quintessenz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Kürzere Zusammenfassung der Diskussion (PDF-Forma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302/Selbstbild-Diskussion.html">http://de.openoffice.org/files/documents/66/3302/Selbstbild-Diskussion.html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Umfangreiche Zusammenfassung der Diskussion (einfacher HTML-Expor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301/Selbstbild-Diskussion.sxw">http://de.openoffice.org/files/documents/66/3301/Selbstbild-Diskussion.sxw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bedipp@openoffice.org">bedipp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Umfangreiche Zusammenfassung der Diskussion (OOo-Format)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Übersetzungen</text:p>
              </table:table-cell>
              <table:table-cell table:number-columns-repeated="7"/>
            </table:table-row>
            <table:table-row-group>
              <table:table-row table:style-name="ro4">
                <table:table-cell table:style-name="ce4" office:value-type="string">
                  <text:p>Aufgaben</text:p>
                </table:table-cell>
                <table:table-cell table:number-columns-repeated="7"/>
              </table:table-row>
              <table:table-row-group>
                <table:table-row table:style-name="ro5">
                  <table:table-cell/>
                  <table:table-cell office:value-type="string">
                    <text:p><text:a xlink:href="http://www.openoffice.org/issues/show_bug.cgi?id=37036">http://www.openoffice.org/issues/show_bug.cgi?id=37036</text:a></text:p>
                  </table:table-cell>
                  <table:table-cell office:value-type="string">
                    <text:p>Reviewed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Der Windows Installer für OOo 2.0 kann nicht durch sun übersetzt werden. d.h. wir sind dafür zuständig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Hilfe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4">
                  <table:table-cell/>
                  <table:table-cell office:value-type="string">
                    <text:p><text:a xlink:href="http://de.openoffice.org/files/documents/66/3696/OLT_XLIFF_Translation_Editor_Manual_1_2_6.pdf">http://de.openoffice.org/files/documents/66/3696/OLT_XLIFF_Translation_Editor_Manual_1_2_6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10-07">
                    <text:p>07.10.06</text:p>
                  </table:table-cell>
                  <table:table-cell office:value-type="string">
                    <text:p>Benutzeranleitung Open Translation Editor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3703/shared.po.xlz">http://de.openoffice.org/files/documents/66/3703/shared.po.xlz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10-09">
                    <text:p>09.10.06</text:p>
                  </table:table-cell>
                  <table:table-cell office:value-type="string">
                    <text:p>Korrigierte Testdatei mit korrektem Encoding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3695/shared.po_jr.xlz">http://de.openoffice.org/files/documents/66/3695/shared.po_jr.xlz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10-07">
                    <text:p>07.10.06</text:p>
                  </table:table-cell>
                  <table:table-cell office:value-type="string">
                    <text:p>Testdatei zur Übersetzung der Hilfe - mit Änderungen von JR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694/shared.po.xlz">http://de.openoffice.org/files/documents/66/3694/shared.po.xlz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10-07">
                    <text:p>07.10.06</text:p>
                  </table:table-cell>
                  <table:table-cell office:value-type="string">
                    <text:p>Testdatei zur Übersetzung der Hilfe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697/shared.po.xlz">http://de.openoffice.org/files/documents/66/3697/shared.po.xlz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cloph@openoffice.org">cloph@openoffice.org</text:a></text:p>
                  </table:table-cell>
                  <table:table-cell table:style-name="ce6" office:value-type="date" office:date-value="2006-10-07">
                    <text:p>07.10.06</text:p>
                  </table:table-cell>
                  <table:table-cell office:value-type="string">
                    <text:p>Datei mit reparierter Umlaut-Codierung 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Links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1">
                  <table:table-cell/>
                  <table:table-cell office:value-type="string">
                    <text:p><text:a xlink:href="http://l10n.openoffice.org/localization/L10n_pilotprocess.html">http://l10n.openoffice.org/localization/L10n_pilotprocess.html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Beschreibung zum l10n Pilotprozess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l10n.openoffice.org/languages.html">http://l10n.openoffice.org/languages.html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Liste aller Lokalisierungen von OOo und die dafür verantwortlichen Ansprechpartner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l10n.openoffice.org/servlets/SummarizeList?listName=dev">http://l10n.openoffice.org/servlets/SummarizeList?listName=dev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Dev-Liste des Localization Projektes - internationale Liste zur Koordination der Lokalisierungen</text:p>
                  </table:table-cell>
                  <table:table-cell table:number-columns-repeated="2"/>
                </table:table-row>
                <table:table-row table:style-name="ro6">
                  <table:table-cell table:style-name="ce4"/>
                  <table:table-cell office:value-type="string">
                    <text:p><text:a xlink:href="http://native-lang.openoffice.org/servlets/SummarizeList?listName=dev">http://native-lang.openoffice.org/servlets/SummarizeList?listName=dev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Liste der Native Lang Community. Ist nicht auf Übersetzungen ausgerichtet, es lesen aber viele Leute mit, die sich mit Übersetzungen befassen.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l10n.openoffice.org/servlets/SummarizeList?listName=pilotprocess">http://l10n.openoffice.org/servlets/SummarizeList?listName=pilotprocess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Liste zur Koordination der von Sun betreuten Übersetzungen (u.a. Deutsch)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l10n.openoffice.org/#l10n">http://l10n.openoffice.org/#l10n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Hier werden alle Lokalisierungen für OpenOffice.org koordiniert 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Tools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4">
                  <table:table-cell/>
                  <table:table-cell office:value-type="string">
                    <text:p><text:a xlink:href="http://i18n.kde.org/tools/kbabel/">http://i18n.kde.org/tools/kbabel/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Editor für PO-Files, Bestandteil des KDE-Projektes</text:p>
                  </table:table-cell>
                  <table:table-cell table:number-columns-repeated="2"/>
                </table:table-row>
                <table:table-row table:style-name="ro4">
                  <table:table-cell/>
                  <table:table-cell office:value-type="string">
                    <text:p><text:a xlink:href="http://translate.sourceforge.net/doc/tools-poeditors-poedit.html">http://translate.sourceforge.net/doc/tools-poeditors-poedit.html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Editor zur bearbeitung von PO-Dateien (Windows / Linux) </text:p>
                  </table:table-cell>
                  <table:table-cell table:number-columns-repeated="2"/>
                </table:table-row>
                <table:table-row table:style-name="ro5">
                  <table:table-cell/>
                  <table:table-cell office:value-type="string">
                    <text:p><text:a xlink:href="http://translate.sourceforge.net/">http://translate.sourceforge.net/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Tools, um die benötigten Dateien in verschiedene Formate zu konvertieren (z.B. OOo Formate zu .po und zurück)</text:p>
                  </table:table-cell>
                  <table:table-cell table:number-columns-repeated="2"/>
                </table:table-row>
                <table:table-row table:style-name="ro5">
                  <table:table-cell/>
                  <table:table-cell office:value-type="string">
                    <text:p><text:a xlink:href="http://blog.janik.cz/archives/2004-11-08T21_46_53.html">http://blog.janik.cz/archives/2004-11-08T21_46_53.html</text:a></text:p>
                  </table:table-cell>
                  <table:table-cell office:value-type="string">
                    <text:p>Baselined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1-27">
                    <text:p>27.01.05</text:p>
                  </table:table-cell>
                  <table:table-cell office:value-type="string">
                    <text:p>Kurzanleitung von Pavel Janik, um mit den SFTT ein .po-File nach .sdf zu konvertieren</text:p>
                  </table:table-cell>
                  <table:table-cell table:number-columns-repeated="2"/>
                </table:table-row>
                <table:table-row table:style-name="ro5">
                  <table:table-cell/>
                  <table:table-cell office:value-type="string">
                    <text:p><text:a xlink:href="http://de.openoffice.org/servlets/ProjectDocumentView?documentID=2250&amp;noNav=true">http://de.openoffice.org/servlets/ProjectDocumentView?documentID=2250&amp;noNav=true</text:a></text:p>
                  </table:table-cell>
                  <table:table-cell office:value-type="string">
                    <text:p>Baselined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STE wird bei Sun intern für die Übersetzugen verwendet und kann xlf und xlz Dateien direkt bearbeiten</text:p>
                  </table:table-cell>
                  <table:table-cell table:number-columns-repeated="2"/>
                </table:table-row>
              </table:table-row-group>
              <table:table-row table:style-name="ro4">
                <table:table-cell table:style-name="ce4" office:value-type="string">
                  <text:p>Wortlisten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4">
                  <table:table-cell/>
                  <table:table-cell office:value-type="string">
                    <text:p><text:a xlink:href="http://de.openoffice.org/files/documents/66/2256/UIchgesOOo1toOOo2.sxc">http://de.openoffice.org/files/documents/66/2256/UIchgesOOo1toOOo2.sxc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Calc-Tabelle mit wichtigen Begriffsänderungen im Userinterface</text:p>
                  </table:table-cell>
                  <table:table-cell table:number-columns-repeated="2"/>
                </table:table-row>
                <table:table-row table:style-name="ro4">
                  <table:table-cell/>
                  <table:table-cell office:value-type="string">
                    <text:p><text:a xlink:href="http://l10n.openoffice.org/localization/MultiLanguage_OO_Glossary.sdc">http://l10n.openoffice.org/localization/MultiLanguage_OO_Glossary.sdc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4-11-16">
                    <text:p>16.11.04</text:p>
                  </table:table-cell>
                  <table:table-cell office:value-type="string">
                    <text:p>Glossar über die in OOo verwendeten Begriffe (Calc-Sheet, 6.5MB)</text:p>
                  </table:table-cell>
                  <table:table-cell table:number-columns-repeated="2"/>
                </table:table-row>
              </table:table-row-group>
            </table:table-row-group>
          </table:table-row-group>
          <table:table-row table:style-name="ro4">
            <table:table-cell table:style-name="ce2" office:value-type="string">
              <text:p>Marketingmaterial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3617/3_OOo_2_0_Schulen_manuell.odp">http://de.openoffice.org/files/documents/66/3617/3_OOo_2_0_Schulen_manuell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8-14">
                  <text:p>14.08.06</text:p>
                </table:table-cell>
                <table:table-cell office:value-type="string">
                  <text:p>Entwurf von Hermann Severin (Stand: 14. August 2006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277/Businessflyer_Entwurf.pdf">http://de.openoffice.org/files/documents/66/3277/Businessflyer_Entwurf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8-02">
                  <text:p>02.08.06</text:p>
                </table:table-cell>
                <table:table-cell office:value-type="string">
                  <text:p>Entwurf eines Business-Flyers; nicht die Final-Version!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618/Flyer_allgemein_Entwurf.odt">http://de.openoffice.org/files/documents/66/3618/Flyer_allgemein_Entwurf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8-14">
                  <text:p>14.08.06</text:p>
                </table:table-cell>
                <table:table-cell office:value-type="string">
                  <text:p>Entwurf von Hermann Severin (Stand: 14. August 2006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619/Flyer_fuer_Schulen.odt">http://de.openoffice.org/files/documents/66/3619/Flyer_fuer_Schulen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8-14">
                  <text:p>14.08.06</text:p>
                </table:table-cell>
                <table:table-cell office:value-type="string">
                  <text:p>Entwurf von Hermann Severin (Stand: 14. August 2006)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615/flyer1spaltig_entwurf.odt">http://de.openoffice.org/files/documents/66/3615/flyer1spaltig_entwurf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8-02">
                  <text:p>02.08.06</text:p>
                </table:table-cell>
                <table:table-cell office:value-type="string">
                  <text:p>Entwurf von Hermann Severin</text:p>
                </table:table-cell>
                <table:table-cell table:number-columns-repeated="2"/>
              </table:table-row>
              <table:table-row table:style-name="ro5">
                <table:table-cell/>
                <table:table-cell office:value-type="string">
                  <text:p><text:a xlink:href="http://de.openoffice.org/files/documents/66/3620/flyer1spaltigx3_entwurf.odt">http://de.openoffice.org/files/documents/66/3620/flyer1spaltigx3_entwurf.odt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7-31">
                  <text:p>31.07.06</text:p>
                </table:table-cell>
                <table:table-cell office:value-type="string">
                  <text:p>Modifikation des einspaltigen flyers von Hermann Severin (3x Flyer auf 1 A4-Blatt)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servlets/ProjectDocumentView?documentID=1947&amp;noNav=true">http://de.openoffice.org/servlets/ProjectDocumentView?documentID=1947&amp;noNav=true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cloph@openoffice.org">cloph@openoffice.org</text:a></text:p>
                </table:table-cell>
                <table:table-cell table:style-name="ce6" office:value-type="date" office:date-value="2004-07-18">
                  <text:p>18.07.04</text:p>
                </table:table-cell>
                <table:table-cell office:value-type="string">
                  <text:p>Erläuterung zu den Plakatvorschlägen <text:s text:c="2"/>Edit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169/ooo2prodflyera3de.pdf">http://de.openoffice.org/files/documents/66/3169/ooo2prodflyera3de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1-26">
                  <text:p>26.01.06</text:p>
                </table:table-cell>
                <table:table-cell office:value-type="string">
                  <text:p>Übersetzung des internationalen Flyers von Franz Grieser</text:p>
                </table:table-cell>
                <table:table-cell table:number-columns-repeated="2"/>
              </table:table-row>
              <table:table-row table:style-name="ro7">
                <table:table-cell/>
                <table:table-cell office:value-type="string">
                  <text:p><text:a xlink:href="http://de.openoffice.org/files/documents/66/3291/oscon2006plakat_v3_p.svgz">http://de.openoffice.org/files/documents/66/3291/oscon2006plakat_v3_p.svgz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4-13">
                  <text:p>13.04.06</text:p>
                </table:table-cell>
                <table:table-cell office:value-type="string">
                  <text:p>Anlässlich der oscon 2006 von Harald Schilly erstellt. Steht unter der GPL. Based on work by Christophe Combelles (icons, GPL); openoffice.org logo used by permission.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00/poster_projekt_Hochformat.odg">http://de.openoffice.org/files/documents/66/3900/poster_projekt_Hochformat.od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7-02-24">
                  <text:p>24.02.07</text:p>
                </table:table-cell>
                <table:table-cell office:value-type="string">
                  <text:p>Projektposter im Hochformat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07/poster_projekt_Hochformat.pdf">http://de.openoffice.org/files/documents/66/3907/poster_projekt_Hochformat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7-03-02">
                  <text:p>02.03.07</text:p>
                </table:table-cell>
                <table:table-cell office:value-type="string">
                  <text:p>Projektposter im Hochformat 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2926/Poster_Projekt.odg">http://de.openoffice.org/files/documents/66/2926/Poster_Projekt.od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5-10-17">
                  <text:p>17.10.05</text:p>
                </table:table-cell>
                <table:table-cell office:value-type="string">
                  <text:p>Poster zum Projekt OpenOffice.org 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2925/Poster_ZweiNull_JR.odg">http://de.openoffice.org/files/documents/66/2925/Poster_ZweiNull_JR.od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2-14">
                  <text:p>14.02.06</text:p>
                </table:table-cell>
                <table:table-cell office:value-type="string">
                  <text:p>Poster zu Neuerungen der Version 2.0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1945/manfred.png">http://de.openoffice.org/files/documents/66/1945/manfred.pn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cloph@openoffice.org">cloph@openoffice.org</text:a></text:p>
                </table:table-cell>
                <table:table-cell table:style-name="ce6" office:value-type="date" office:date-value="2004-07-18">
                  <text:p>18.07.04</text:p>
                </table:table-cell>
                <table:table-cell office:value-type="string">
                  <text:p>Vorschlag von Manfred 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1946/ludger_draft.png">http://de.openoffice.org/files/documents/66/1946/ludger_draft.pn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cloph@openoffice.org">cloph@openoffice.org</text:a></text:p>
                </table:table-cell>
                <table:table-cell table:style-name="ce6" office:value-type="date" office:date-value="2004-08-07">
                  <text:p>07.08.04</text:p>
                </table:table-cell>
                <table:table-cell office:value-type="string">
                  <text:p>Vorschlag von Ludger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1964/rolf.png">http://de.openoffice.org/files/documents/66/1964/rolf.pn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rolfmeyer@openoffice.org">rolfmeyer@openoffice.org</text:a></text:p>
                </table:table-cell>
                <table:table-cell table:style-name="ce6" office:value-type="date" office:date-value="2004-08-07">
                  <text:p>07.08.04</text:p>
                </table:table-cell>
                <table:table-cell office:value-type="string">
                  <text:p>Vorschlag von Rolf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2091/rolf2.png">http://de.openoffice.org/files/documents/66/2091/rolf2.pn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rolfmeyer@openoffice.org">rolfmeyer@openoffice.org</text:a></text:p>
                </table:table-cell>
                <table:table-cell table:style-name="ce6" office:value-type="date" office:date-value="2004-09-28">
                  <text:p>28.09.04</text:p>
                </table:table-cell>
                <table:table-cell office:value-type="string">
                  <text:p>Vorschlag Nr.2 von Rolf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024/Vortrag-OOo-2.0.odp">http://de.openoffice.org/files/documents/66/3024/Vortrag-OOo-2.0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prinkewitz@openoffice.org">prinkewitz@openoffice.org</text:a></text:p>
                </table:table-cell>
                <table:table-cell table:style-name="ce6" office:value-type="date" office:date-value="2005-11-01">
                  <text:p>01.11.05</text:p>
                </table:table-cell>
                <table:table-cell office:value-type="string">
                  <text:p>Vortrag OOo 2.0 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Flyer 2007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1">
                <table:table-cell/>
                <table:table-cell office:value-type="string">
                  <text:p><text:a xlink:href="http://de.openoffice.org/files/documents/66/3990/Bilder.zip">http://de.openoffice.org/files/documents/66/3990/Bilder.zip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thomaskrumbein@openoffice.org">thomaskrumbein@openoffice.org</text:a></text:p>
                </table:table-cell>
                <table:table-cell table:style-name="ce6" office:value-type="date" office:date-value="2007-05-10">
                  <text:p>10.05.07</text:p>
                </table:table-cell>
                <table:table-cell office:value-type="string">
                  <text:p>Bilder.zip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89/Flyer_2007_OOo_FinalDruck2_Endformat.pdf">http://de.openoffice.org/files/documents/66/3989/Flyer_2007_OOo_FinalDruck2_Endformat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thomaskrumbein@openoffice.org">thomaskrumbein@openoffice.org</text:a></text:p>
                </table:table-cell>
                <table:table-cell table:style-name="ce6" office:value-type="date" office:date-value="2007-05-10">
                  <text:p>10.05.07</text:p>
                </table:table-cell>
                <table:table-cell office:value-type="string">
                  <text:p>Flyer 2007 OOo FinalDruck2 Endformat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92/Flyer_2007_OOo_FinalDruck2.pdf">http://de.openoffice.org/files/documents/66/3992/Flyer_2007_OOo_FinalDruck2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thomaskrumbein@openoffice.org">thomaskrumbein@openoffice.org</text:a></text:p>
                </table:table-cell>
                <table:table-cell table:style-name="ce6" office:value-type="date" office:date-value="2007-05-10">
                  <text:p>10.05.07</text:p>
                </table:table-cell>
                <table:table-cell office:value-type="string">
                  <text:p>Flyer 2007 OOo FinalDruck2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91/Flyer_2007_OOo_FinalDruck2.sla">http://de.openoffice.org/files/documents/66/3991/Flyer_2007_OOo_FinalDruck2.sla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7-05-10">
                  <text:p>10.05.07</text:p>
                </table:table-cell>
                <table:table-cell office:value-type="string">
                  <text:p>Flyer 2007 OOo FinalDruck2</text:p>
                </table:table-cell>
                <table:table-cell table:number-columns-repeated="2"/>
              </table:table-row>
              <table:table-row table:style-name="ro1">
                <table:table-cell/>
                <table:table-cell office:value-type="string">
                  <text:p><text:a xlink:href="http://de.openoffice.org/files/documents/66/3988/liesmich.txt">http://de.openoffice.org/files/documents/66/3988/liesmich.txt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thomaskrumbein@openoffice.org">thomaskrumbein@openoffice.org</text:a></text:p>
                </table:table-cell>
                <table:table-cell table:style-name="ce6" office:value-type="date" office:date-value="2007-05-10">
                  <text:p>10.05.07</text:p>
                </table:table-cell>
                <table:table-cell office:value-type="string">
                  <text:p>Liesmich</text:p>
                </table:table-cell>
                <table:table-cell table:number-columns-repeated="2"/>
              </table:table-row>
            </table:table-row-group>
          </table:table-row-group>
          <table:table-row table:style-name="ro4">
            <table:table-cell table:style-name="ce2" office:value-type="string">
              <text:p>OOo für Macs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 table:style-name="ro4">
              <table:table-cell/>
              <table:table-cell office:value-type="string">
                <text:p><text:a xlink:href="http://de.openoffice.org/files/documents/66/3949/file_3949.dat/MacOSX_Install_de_HowTo_OOo2_1.5.pdf">http://de.openoffice.org/files/documents/66/3949/file_3949.dat/MacOSX_Install_de_HowTo_OOo2_1.5.pdf</text:a></text:p>
              </table:table-cell>
              <table:table-cell office:value-type="string">
                <text:p>Stable</text:p>
              </table:table-cell>
              <table:table-cell office:value-type="string">
                <text:p><text:a xlink:href="mailto:uwealtmann@openoffice.org">uwealtmann@openoffice.org</text:a></text:p>
              </table:table-cell>
              <table:table-cell table:style-name="ce6" office:value-type="date" office:date-value="2007-03-26">
                <text:p>26.03.07</text:p>
              </table:table-cell>
              <table:table-cell office:value-type="string">
                <text:p>Installation und Konfiguration von OOo 2 auf dem Mac</text:p>
              </table:table-cell>
              <table:table-cell table:number-columns-repeated="2"/>
            </table:table-row>
          </table:table-row-group>
          <table:table-row table:style-name="ro1">
            <table:table-cell table:style-name="ce2" office:value-type="string">
              <text:p>OOo testen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 table:style-name="ro4">
              <table:table-cell/>
              <table:table-cell office:value-type="string">
                <text:p><text:a xlink:href="http://de.openoffice.org/files/documents/66/2930/b_translation_edit.png">http://de.openoffice.org/files/documents/66/2930/b_translation_edit.png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cloph@openoffice.org">cloph@openoffice.org</text:a></text:p>
              </table:table-cell>
              <table:table-cell table:style-name="ce6" office:value-type="date" office:date-value="2005-10-18">
                <text:p>18.10.05</text:p>
              </table:table-cell>
              <table:table-cell office:value-type="string">
                <text:p>Implace-Translation Dialog in b_translation-Test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3806/generic_de.ppt.pdf">http://de.openoffice.org/files/documents/66/3806/generic_de.ppt.pdf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6-12-10">
                <text:p>10.12.06</text:p>
              </table:table-cell>
              <table:table-cell office:value-type="string">
                <text:p>Vergleich zur Powerpoint-Datei aus dem TCM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3701/pdfExport.ps">http://de.openoffice.org/files/documents/66/3701/pdfExport.ps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jrahemipour@openoffice.org">jrahemipour@openoffice.org</text:a></text:p>
              </table:table-cell>
              <table:table-cell table:style-name="ce6" office:value-type="date" office:date-value="2006-10-09">
                <text:p>09.10.06</text:p>
              </table:table-cell>
              <table:table-cell office:value-type="string">
                <text:p>Testdatei</text:p>
              </table:table-cell>
              <table:table-cell table:number-columns-repeated="2"/>
            </table:table-row>
            <table:table-row table:style-name="ro4">
              <table:table-cell/>
              <table:table-cell office:value-type="string">
                <text:p><text:a xlink:href="http://de.openoffice.org/files/documents/66/2578/Overall-1.sxw">http://de.openoffice.org/files/documents/66/2578/Overall-1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uwealtmann@openoffice.org">uwealtmann@openoffice.org</text:a></text:p>
              </table:table-cell>
              <table:table-cell table:style-name="ce6" office:value-type="date" office:date-value="2005-03-25">
                <text:p>25.03.05</text:p>
              </table:table-cell>
              <table:table-cell office:value-type="string">
                <text:p>23 einfache Basistests, Stand 23.März 05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2905/topten.res">http://de.openoffice.org/files/documents/66/2905/topten.res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jrahemipour@openoffice.org">jrahemipour@openoffice.org</text:a></text:p>
              </table:table-cell>
              <table:table-cell table:style-name="ce6" office:value-type="date" office:date-value="2005-10-10">
                <text:p>10.10.05</text:p>
              </table:table-cell>
              <table:table-cell office:value-type="string">
                <text:p>resultfile topten test</text:p>
              </table:table-cell>
              <table:table-cell table:number-columns-repeated="2"/>
            </table:table-row>
          </table:table-row-group>
          <table:table-row table:style-name="ro1">
            <table:table-cell table:style-name="ce2" office:value-type="string">
              <text:p>Plakate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 table:style-name="ro1">
              <table:table-cell/>
              <table:table-cell office:value-type="string">
                <text:p><text:a xlink:href="http://de.openoffice.org/files/documents/66/1790/Freiheit.pdf">http://de.openoffice.org/files/documents/66/1790/Freiheit.pdf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4-07">
                <text:p>07.04.04</text:p>
              </table:table-cell>
              <table:table-cell office:value-type="string">
                <text:p>Plakat von Lars Kiesow 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3848/file_3848.dat/kann_viel.pdf">http://de.openoffice.org/files/documents/66/3848/file_3848.dat/kann_viel.pdf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metoc@openoffice.org">metoc@openoffice.org</text:a></text:p>
              </table:table-cell>
              <table:table-cell table:style-name="ce6" office:value-type="date" office:date-value="2007-01-09">
                <text:p>09.01.07</text:p>
              </table:table-cell>
              <table:table-cell office:value-type="string">
                <text:p>Plakat von Metoc</text:p>
              </table:table-cell>
              <table:table-cell table:number-columns-repeated="2"/>
            </table:table-row>
            <table:table-row table:style-name="ro6">
              <table:table-cell/>
              <table:table-cell office:value-type="string">
                <text:p><text:a xlink:href="http://de.openoffice.org/files/documents/66/1788/Kostenlos.jpg">http://de.openoffice.org/files/documents/66/1788/Kostenlos.jpg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5-06">
                <text:p>06.05.04</text:p>
              </table:table-cell>
              <table:table-cell office:value-type="string">
                <text:p>Plakat von Marco Weismüller, Quelle des zugrundeliegenden Fotos ist PhotoCase.de. Das Foto wurde zur Verfügung gestellt von skyphab.com.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1791/file_1791.dat/Offen-für-jeden.jpg">http://de.openoffice.org/files/documents/66/1791/file_1791.dat/Offen-für-jeden.jpg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4-07">
                <text:p>07.04.04</text:p>
              </table:table-cell>
              <table:table-cell office:value-type="string">
                <text:p>Plakat von Sandra Wollny </text:p>
              </table:table-cell>
              <table:table-cell table:number-columns-repeated="2"/>
            </table:table-row>
            <table:table-row table:style-name="ro5">
              <table:table-cell/>
              <table:table-cell office:value-type="string">
                <text:p><text:a xlink:href="http://de.openoffice.org/files/documents/66/1795/Pusteblume.png">http://de.openoffice.org/files/documents/66/1795/Pusteblume.png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4-09">
                <text:p>09.04.04</text:p>
              </table:table-cell>
              <table:table-cell office:value-type="string">
                <text:p>Plakat von Johannes Arndt. Quelle des zugrundeliegenden Fotos ist PhotoCase.de.</text:p>
              </table:table-cell>
              <table:table-cell table:number-columns-repeated="2"/>
            </table:table-row>
            <table:table-row table:style-name="ro1">
              <table:table-cell/>
              <table:table-cell office:value-type="string">
                <text:p><text:a xlink:href="http://de.openoffice.org/files/documents/66/1789/Sprachen.pdf">http://de.openoffice.org/files/documents/66/1789/Sprachen.pdf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rolfmeyer@openoffice.org">rolfmeyer@openoffice.org</text:a></text:p>
              </table:table-cell>
              <table:table-cell table:style-name="ce6" office:value-type="date" office:date-value="2004-04-07">
                <text:p>07.04.04</text:p>
              </table:table-cell>
              <table:table-cell office:value-type="string">
                <text:p>Plakat von Lennart Helal </text:p>
              </table:table-cell>
              <table:table-cell table:number-columns-repeated="2"/>
            </table:table-row>
          </table:table-row-group>
          <table:table-row table:style-name="ro4">
            <table:table-cell table:style-name="ce2" office:value-type="string">
              <text:p>Praesentationen</text:p>
            </table:table-cell>
            <table:table-cell table:number-columns-repeated="7"/>
          </table:table-row>
          <table:table-row-group>
            <table:table-row table:style-name="ro4">
              <table:table-cell table:style-name="ce3" office:value-type="string">
                <text:p>OOoPortable</text:p>
              </table:table-cell>
              <table:table-cell table:number-columns-repeated="7"/>
            </table:table-row>
            <table:table-row-group>
              <table:table-row table:style-name="ro1">
                <table:table-cell/>
                <table:table-cell office:value-type="string">
                  <text:p><text:a xlink:href="http://de.openoffice.org/files/documents/66/3933/oooportable09amauto.odp">http://de.openoffice.org/files/documents/66/3933/oooportable09amauto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asma@openoffice.org">andreasma@openoffice.org</text:a></text:p>
                </table:table-cell>
                <table:table-cell table:style-name="ce6" office:value-type="date" office:date-value="2007-03-11">
                  <text:p>11.03.07</text:p>
                </table:table-cell>
                <table:table-cell office:value-type="string">
                  <text:p>Aktuelle Version für Cebit 2007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Vorlagen Präsentationen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3950/oooportableplusvorlage.otp">http://de.openoffice.org/files/documents/66/3950/oooportableplusvorlage.ot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asma@openoffice.org">andreasma@openoffice.org</text:a></text:p>
                </table:table-cell>
                <table:table-cell table:style-name="ce6" office:value-type="date" office:date-value="2007-03-26">
                  <text:p>26.03.07</text:p>
                </table:table-cell>
                <table:table-cell office:value-type="string">
                  <text:p>Autostart gesetzt (funktioniert mit entsprechender Extension</text:p>
                </table:table-cell>
                <table:table-cell table:number-columns-repeated="2"/>
              </table:table-row>
              <table:table-row table:style-name="ro4">
                <table:table-cell/>
                <table:table-cell office:value-type="string">
                  <text:p><text:a xlink:href="http://de.openoffice.org/files/documents/66/3951/OOoVortragVorlageohneInhalt.otp">http://de.openoffice.org/files/documents/66/3951/OOoVortragVorlageohneInhalt.ot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asma@openoffice.org">andreasma@openoffice.org</text:a></text:p>
                </table:table-cell>
                <table:table-cell table:style-name="ce6" office:value-type="date" office:date-value="2007-03-26">
                  <text:p>26.03.07</text:p>
                </table:table-cell>
                <table:table-cell office:value-type="string">
                  <text:p>Vorlage für Präsentation (komplett ohne Inhalte)</text:p>
                </table:table-cell>
                <table:table-cell table:number-columns-repeated="2"/>
              </table:table-row>
            </table:table-row-group>
          </table:table-row-group>
          <table:table-row table:style-name="ro4">
            <table:table-cell table:style-name="ce2" office:value-type="string">
              <text:p>Release-Infos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 table:style-name="ro5">
              <table:table-cell/>
              <table:table-cell office:value-type="string">
                <text:p><text:a xlink:href="http://de.openoffice.org/files/documents/66/3713/neue_Funktionen_Version_204.odt">http://de.openoffice.org/files/documents/66/3713/neue_Funktionen_Version_204.odt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6-10-16">
                <text:p>16.10.06</text:p>
              </table:table-cell>
              <table:table-cell office:value-type="string">
                <text:p>Übersicht über die neuen Funktionen in OOo 2.0.4 (mit Dank an Marcus Menzel)</text:p>
              </table:table-cell>
              <table:table-cell table:number-columns-repeated="2"/>
            </table:table-row>
          </table:table-row-group>
          <table:table-row table:style-name="ro4">
            <table:table-cell table:style-name="ce2" office:value-type="string">
              <text:p>Veranstaltungen</text:p>
            </table:table-cell>
            <table:table-cell table:number-columns-repeated="7"/>
          </table:table-row>
          <table:table-row-group>
            <table:table-row table:style-name="ro1">
              <table:table-cell table:style-name="ce3" office:value-type="string">
                <text:p>Berlinux05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2"/>
                <table:table-cell office:value-type="string">
                  <text:p><text:a xlink:href="http://de.openoffice.org/files/documents/66/3109/Berlinux1.jpg">http://de.openoffice.org/files/documents/66/3109/Berlinux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Infostand auf der Berlinux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10/Berlinux2.jpg">http://de.openoffice.org/files/documents/66/3110/Berlinux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Gruppenfoto - mal alle auf einem Bild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11/Berlinux3.jpg">http://de.openoffice.org/files/documents/66/3111/Berlinux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Noch ein schönes Gruppenfoto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12/Berlinux4.jpg">http://de.openoffice.org/files/documents/66/3112/Berlinux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Michael im Gespräch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13/Berlinux5.jpg">http://de.openoffice.org/files/documents/66/3113/Berlinux5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Männer mit tragender Rolle :-)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974/ooo_einblick_ausblick.odp">http://de.openoffice.org/files/documents/66/2974/ooo_einblick_ausblick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5-10-30">
                  <text:p>30.10.05</text:p>
                </table:table-cell>
                <table:table-cell office:value-type="string">
                  <text:p>Folien zum Vortrag über OpenOffice.org 2.0 (PDL) 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CampOpenOffice.org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3371/Bewerbung.odt">http://de.openoffice.org/files/documents/66/3371/Bewerbung.odt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6-15">
                  <text:p>15.06.06</text:p>
                </table:table-cell>
                <table:table-cell office:value-type="string">
                  <text:p>Bewerbung zum OOo-Camp 2006 als ODT-Datei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370/Bewerbung.pdf">http://de.openoffice.org/files/documents/66/3370/Bewerbung.pdf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6-15">
                  <text:p>15.06.06</text:p>
                </table:table-cell>
                <table:table-cell office:value-type="string">
                  <text:p>Bewerbung fuer das OOo-Camp 2006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1/Diez001.jpg">http://de.openoffice.org/files/documents/66/3601/Diez00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Außenansicht 1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2/Diez002.jpg">http://de.openoffice.org/files/documents/66/3602/Diez00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Außenansicht 2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3/Diez003.jpg">http://de.openoffice.org/files/documents/66/3603/Diez00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Innenhof 1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4/Diez004.jpg">http://de.openoffice.org/files/documents/66/3604/Diez00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Innenhof 2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5/Diez005.jpg">http://de.openoffice.org/files/documents/66/3605/Diez005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Rezeption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6/Diez006.jpg">http://de.openoffice.org/files/documents/66/3606/Diez006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Seminarraum vorne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7/Diez007.jpg">http://de.openoffice.org/files/documents/66/3607/Diez007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Seminarraum hinten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88/Diez00.jpg">http://de.openoffice.org/files/documents/66/36088/Diez00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Blick aus dem Fenster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09/Diez009.jpg">http://de.openoffice.org/files/documents/66/3609/Diez009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Rittersaal rechts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10/Diez010.jpg">http://de.openoffice.org/files/documents/66/3610/Diez010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Rittersaal links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11/Diez011.jpg">http://de.openoffice.org/files/documents/66/3611/Diez01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Bistro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12/Diez0012.jpg">http://de.openoffice.org/files/documents/66/3612/Diez001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Grillplatz fern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13/Diez013.jpg">http://de.openoffice.org/files/documents/66/3613/Diez01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7-26">
                  <text:p>26.07.06</text:p>
                </table:table-cell>
                <table:table-cell office:value-type="string">
                  <text:p>Grillplatz nah 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CeBIT 2004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6">
                <table:table-cell table:style-name="ce2"/>
                <table:table-cell office:value-type="string">
                  <text:p><text:a xlink:href="http://www.natural-computing.de/download/040310_CeBIT_OOo.pdf">http://www.natural-computing.de/download/040310_CeBIT_OOo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31">
                  <text:p>31.03.04</text:p>
                </table:table-cell>
                <table:table-cell office:value-type="string">
                  <text:p>Vortrag von Thomas Sprickmann Kerkerinck Geschäftsführer der natural computing GmbH auf der CeBIT im Linux-Park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19/IMG_0140.JPG">http://de.openoffice.org/files/documents/66/1719/IMG_0140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1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2/IMG_0141.JPG">http://de.openoffice.org/files/documents/66/1722/IMG_0141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2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3IMG_0142.JPG">http://de.openoffice.org/files/documents/66/1723IMG_0142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3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4IMG_0143.JPG">http://de.openoffice.org/files/documents/66/1724IMG_0143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4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5/IMG_0145.JPG">http://de.openoffice.org/files/documents/66/1725/IMG_0145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5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6/IMG_0146.JPG">http://de.openoffice.org/files/documents/66/1726/IMG_0146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6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7/IMG_0147.JPG">http://de.openoffice.org/files/documents/66/1727/IMG_0147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7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8/IMG_0148.JPG">http://de.openoffice.org/files/documents/66/1728/IMG_0148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8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29/IMG_0149.JPG">http://de.openoffice.org/files/documents/66/1729/IMG_0149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09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0/IMG_0150.JPG">http://de.openoffice.org/files/documents/66/1730/IMG_0150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0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1/IMG_0151.JPG">http://de.openoffice.org/files/documents/66/1731/IMG_0151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1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2/IMG_0152.JPG">http://de.openoffice.org/files/documents/66/1732/IMG_0152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2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3/IMG_0153.JPG">http://de.openoffice.org/files/documents/66/1733/IMG_0153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3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4/IMG_0156.JPG">http://de.openoffice.org/files/documents/66/1734/IMG_0156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4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5/IMG_0157.JPG">http://de.openoffice.org/files/documents/66/1735/IMG_0157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5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6/IMG_0158.JPG">http://de.openoffice.org/files/documents/66/1736/IMG_0158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6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7/IMG_0159.JPG">http://de.openoffice.org/files/documents/66/1737/IMG_0159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7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8/IMG_0160.JPG">http://de.openoffice.org/files/documents/66/1738/IMG_0160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8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39/IMG_0161.JPG">http://de.openoffice.org/files/documents/66/1739/IMG_0161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19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0/IMG_0162.JPG">http://de.openoffice.org/files/documents/66/1740/IMG_0162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0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1/IMG_0163.JPG">http://de.openoffice.org/files/documents/66/1741/IMG_0163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1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2/IMG_0164.JPG">http://de.openoffice.org/files/documents/66/1742/IMG_0164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2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3/IMG_0165.JPG">http://de.openoffice.org/files/documents/66/1743/IMG_0165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3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4/IMG_0166.JPG">http://de.openoffice.org/files/documents/66/1744/IMG_0166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4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5/IMG_0167.JPG">http://de.openoffice.org/files/documents/66/1745/IMG_0167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5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6/IMG_0168.JPG">http://de.openoffice.org/files/documents/66/1746/IMG_0168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6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7/IMG_0169.JPG">http://de.openoffice.org/files/documents/66/1747/IMG_0169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7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8/IMG_0170.JPG">http://de.openoffice.org/files/documents/66/1748/IMG_0170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8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49/IMG_0172.JPG">http://de.openoffice.org/files/documents/66/1749/IMG_0172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29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750/IMG_0173.JPG">http://de.openoffice.org/files/documents/66/1750/IMG_0173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cebit04_30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CeBIT 2005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2565/OOo_Business_Cebit_TK.pdf">http://de.openoffice.org/files/documents/66/2565/OOo_Business_Cebit_TK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Vortragsfolien "OOo im Business-Einsatz" 1. Teil Thomas Keup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66/OOo_Business_Cebit_JR.pdf">http://de.openoffice.org/files/documents/66/2566/OOo_Business_Cebit_JR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Vortragsfolien "OOo im Business-Einsatz" 2. Teil Jacqueline Rahemipour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488/Aufplanung_CeBIT2005.pdf">http://de.openoffice.org/files/documents/66/2488/Aufplanung_CeBIT2005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OOo stellt in Halle 6, Block H / 432 aus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2523/Cebit_01.jpg">http://de.openoffice.org/files/documents/66/2523/Cebit_01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Der Aufbau ist geschafft: Jacqueline und Thomas warten auf die ersten Besucher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24/Cebit_02.jpg">http://de.openoffice.org/files/documents/66/2524/Cebit_02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Am ersten Tag hat man noch "gut lachen"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47/Cebit_03.jpg">http://de.openoffice.org/files/documents/66/2547/Cebit_03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Vortrag am Sonntag: OOo im Business-Einsatz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48/Cebit_04.jpg">http://de.openoffice.org/files/documents/66/2548/Cebit_04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Noch Fragen? Thomas und Jacqueline antworten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49/Cebit_05.jpg">http://de.openoffice.org/files/documents/66/2549/Cebit_05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Mit Uwes Mac konnten gleich drei verschiedene BS gezeigt werden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50/Cebit_06.jpg">http://de.openoffice.org/files/documents/66/2550/Cebit_06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Uwe informiert die Fotografin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51/Cebit_07.jpg">http://de.openoffice.org/files/documents/66/2551/Cebit_07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Mathias im Gespräch, aber auch die anderen haben gut zu tun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52/Cebit_08.jpg">http://de.openoffice.org/files/documents/66/2552/Cebit_08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Ohne Zweifel: Wir sind alle ganz helle Köpfe :-)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53/Cebit_09.jpg">http://de.openoffice.org/files/documents/66/2553/Cebit_09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Die übliche Belagerung am OOo-Stand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54/Cebit_10.jpg">http://de.openoffice.org/files/documents/66/2554/Cebit_10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Thomas hat einen Moment Pause, Andre nicht...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55/Cebit_11.jpg">http://de.openoffice.org/files/documents/66/2555/Cebit_11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Das Highlight in der zweiten Woche: Uwe und der Mac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56/Cebit_12.jpg">http://de.openoffice.org/files/documents/66/2556/Cebit_12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Jacqueline zeigt gerade wahrscheinlich das Base-Modul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57/Cebit_13.jpg">http://de.openoffice.org/files/documents/66/2557/Cebit_13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In vino veritas?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58/Cebit_14.jpg">http://de.openoffice.org/files/documents/66/2558/Cebit_14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Wann kommt endlich der Nachtisch?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59/Cebit_15.jpg">http://de.openoffice.org/files/documents/66/2559/Cebit_15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Thomas ist schon ganz müde...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60/Cebit_16.jpg">http://de.openoffice.org/files/documents/66/2560/Cebit_16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Andre, der ja eigentlich gar nicht da war...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61/Cebit_17.jpg">http://de.openoffice.org/files/documents/66/2561/Cebit_17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Nein, Thomas war nicht das Ziel der Kamera im Hintergrund :-)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562/Cebit_18.jpg">http://de.openoffice.org/files/documents/66/2562/Cebit_18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Wieder im Dienst: Mathias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63/Cebit_19.jpg">http://de.openoffice.org/files/documents/66/2563/Cebit_19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Tag der Jäger und Sammler: Noch lacht Thomas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564/Cebit_20.jpg">http://de.openoffice.org/files/documents/66/2564/Cebit_20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03-19">
                  <text:p>19.03.05</text:p>
                </table:table-cell>
                <table:table-cell office:value-type="string">
                  <text:p>Andreas, Thomas und Jacqueline plaudern, Mathias arbeitet...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CeBIT 2006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7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265/DSC_0001.jpg">http://de.openoffice.org/files/documents/66/3265/DSC_000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6">
                    <text:p>06.04.06</text:p>
                  </table:table-cell>
                  <table:table-cell office:value-type="string">
                    <text:p>courtesy of Konrad Schnei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66/DSC_0052.jpg">http://de.openoffice.org/files/documents/66/3266/DSC_005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6">
                    <text:p>06.04.06</text:p>
                  </table:table-cell>
                  <table:table-cell office:value-type="string">
                    <text:p>courtesy of Konrad Schnei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67/DSC_0091.jpg">http://de.openoffice.org/files/documents/66/3267/DSC_009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6">
                    <text:p>06.04.06</text:p>
                  </table:table-cell>
                  <table:table-cell office:value-type="string">
                    <text:p>courtesy of Konrad Schnei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2/DSC01973.jpg">http://de.openoffice.org/files/documents/66/3252/DSC0197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1">
                    <text:p>01.04.06</text:p>
                  </table:table-cell>
                  <table:table-cell table:number-columns-repeated="3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3/DSC01975.jpg">http://de.openoffice.org/files/documents/66/3253/DSC0197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1">
                    <text:p>01.04.06</text:p>
                  </table:table-cell>
                  <table:table-cell table:number-columns-repeated="3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4/DSC01976.jpg">http://de.openoffice.org/files/documents/66/3254/DSC0197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1">
                    <text:p>01.04.06</text:p>
                  </table:table-cell>
                  <table:table-cell table:number-columns-repeated="3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5/DSC01992.jpg">http://de.openoffice.org/files/documents/66/3255/DSC0199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1">
                    <text:p>01.04.06</text:p>
                  </table:table-cell>
                  <table:table-cell table:number-columns-repeated="3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8/IMG_0058.jpg">http://de.openoffice.org/files/documents/66/3258/IMG_005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2">
                    <text:p>02.04.06</text:p>
                  </table:table-cell>
                  <table:table-cell office:value-type="string">
                    <text:p>courtesy of Georg Westbel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59/IMG_0060.jpg">http://de.openoffice.org/files/documents/66/3259/IMG_006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2">
                    <text:p>02.04.06</text:p>
                  </table:table-cell>
                  <table:table-cell office:value-type="string">
                    <text:p>courtesy of Georg Westbel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60/IMG_0061.jpg">http://de.openoffice.org/files/documents/66/3260/IMG_006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2">
                    <text:p>02.04.06</text:p>
                  </table:table-cell>
                  <table:table-cell office:value-type="string">
                    <text:p>courtesy of Georg Westbeld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261/IMG_0065.jpg">http://de.openoffice.org/files/documents/66/3261/IMG_006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2">
                    <text:p>02.04.06</text:p>
                  </table:table-cell>
                  <table:table-cell office:value-type="string">
                    <text:p>courtesy of Georg Westbeld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Vorträge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4">
                  <table:table-cell table:style-name="ce2"/>
                  <table:table-cell office:value-type="string">
                    <text:p><text:a xlink:href="http://de.openoffice.org/files/documents/66/3274/CeBIT_OOo20.odp">http://de.openoffice.org/files/documents/66/3274/CeBIT_OOo20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4-07">
                    <text:p>07.04.06</text:p>
                  </table:table-cell>
                  <table:table-cell office:value-type="string">
                    <text:p>OpenOffice.org in Unternehmen (ODP-Version)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3275/CeBIT_OOo20.pdf">http://de.openoffice.org/files/documents/66/3275/CeBIT_OOo20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4-07">
                    <text:p>07.04.06</text:p>
                  </table:table-cell>
                  <table:table-cell office:value-type="string">
                    <text:p>OpenOffice.org in Unternehmen (PDF-Version)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3272/OpenOffice.org_in_oeffentlichen_Verwaltungen.odp">http://de.openoffice.org/files/documents/66/3272/OpenOffice.org_in_oeffentlichen_Verwaltungen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7">
                    <text:p>07.04.06</text:p>
                  </table:table-cell>
                  <table:table-cell office:value-type="string">
                    <text:p>OpenOffice.org in öffentlichen Verwaltungen (ODP-Version)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3273/OpenOffice.org_in_oeffentlichen_Verwaltungen.pdf">http://de.openoffice.org/files/documents/66/3273/OpenOffice.org_in_oeffentlichen_Verwaltungen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4-07">
                    <text:p>07.04.06</text:p>
                  </table:table-cell>
                  <table:table-cell office:value-type="string">
                    <text:p>OpenOffice.org in öffentlichen Verwaltungen (PDF-Version)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5">
              <table:table-cell table:style-name="ce3" office:value-type="string">
                <text:p>Chemnitzer Linux-Tage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1">
                <table:table-cell table:style-name="ce2"/>
                <table:table-cell office:value-type="string">
                  <text:p><text:a xlink:href="http://de.openoffice.org/files/documents/66/3205/erste_besucher.jpg">http://de.openoffice.org/files/documents/66/3205/erste_besucher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3-05">
                  <text:p>05.03.06</text:p>
                </table:table-cell>
                <table:table-cell office:value-type="string">
                  <text:p>Erste Besucher am Stand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206/ueberblick.jpg">http://de.openoffice.org/files/documents/66/3206/ueberblick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3-05">
                  <text:p>05.03.06</text:p>
                </table:table-cell>
                <table:table-cell office:value-type="string">
                  <text:p>Überblick über den Ausstellerbereich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204/stand_leer.jpg">http://de.openoffice.org/files/documents/66/3204/stand_leer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3-05">
                  <text:p>05.03.06</text:p>
                </table:table-cell>
                <table:table-cell office:value-type="string">
                  <text:p>Unser Stand am Morgen 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Chemnitzer Linux-Tage 2007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3910/CLT_Umfangreiche_Dokumente.pdf">http://de.openoffice.org/files/documents/66/3910/CLT_Umfangreiche_Dokumente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7-03-05">
                  <text:p>05.03.07</text:p>
                </table:table-cell>
                <table:table-cell office:value-type="string">
                  <text:p>Einstiegsfolien für Workshop "Umfangreiche Dokumente mit OOo erstellen"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16/boxenbau.JPG">http://de.openoffice.org/files/documents/66/3916/boxenbau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Wie das Foto zeigt, wird bei uns ehrliche Handarbeit geleistet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14/stand_besucher.JPG">http://de.openoffice.org/files/documents/66/3914/stand_besucher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In der Regel war unser Stand dicht umlagert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15/nachbarn_postgresql.JPG">http://de.openoffice.org/files/documents/66/3915/nachbarn_postgresql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unsere freundlichen Nachbarn von PostgreSQL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3913/stand_ooo.JPG">http://de.openoffice.org/files/documents/66/3913/stand_ooo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Für individuelle Fachgespräche war nur selten Zeit - wenn wurden sie aber intensiv geführt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12/ueberblick.JPG">http://de.openoffice.org/files/documents/66/3912/ueberblick.JPG</text:a></text:p>
                </table:table-cell>
                <table:table-cell office:value-type="string">
                  <text:p>Reviewed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Blick vom Eingang auf den Ausstellerbereich 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3917/vortrag_migration.JPG">http://de.openoffice.org/files/documents/66/3917/vortrag_migration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Der Vortrag der Firma SCAI zur Migration von MS Office zu OpenOffice.org war nahezu überfüllt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18/vortrag_wir.JPG">http://de.openoffice.org/files/documents/66/3918/vortrag_wir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06">
                  <text:p>06.03.07</text:p>
                </table:table-cell>
                <table:table-cell office:value-type="string">
                  <text:p>Gut besucht auch dr Vortrag über "uns" - das Projekt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3919/mindmap_CLTWorkshop.jpg">http://de.openoffice.org/files/documents/66/3919/mindmap_CLTWorkshop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7-03-08">
                  <text:p>08.03.07</text:p>
                </table:table-cell>
                <table:table-cell office:value-type="string">
                  <text:p>Mindmap vom Workshop "Umfangreiche Dokumente mit OpenOffice.org erstellen"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923/ooo_wir_sind_mehr.odp">http://de.openoffice.org/files/documents/66/3923/ooo_wir_sind_mehr.odp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7-03-10">
                  <text:p>10.03.07</text:p>
                </table:table-cell>
                <table:table-cell office:value-type="string">
                  <text:p>Folien zum Vortrag "Wir sind mehr" 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Kölner LinuxTreffen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3462/Programm.pdf">http://de.openoffice.org/files/documents/66/3462/Programm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05-10">
                  <text:p>10.05.06</text:p>
                </table:table-cell>
                <table:table-cell office:value-type="string">
                  <text:p>Flyer mit Infos zur Veranstaltung und Vortrags-Programm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Linuxday 03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6">
                <table:table-cell table:style-name="ce2"/>
                <table:table-cell table:style-name="ce5" office:value-type="string">
                  <text:p><text:a xlink:href="http://de.openoffice.org/files/documents/66/1321/file_1321.dat/Workshop_für_Umsteiger.sxi">http://de.openoffice.org/files/documents/66/1321/file_1321.dat/Workshop_für_Umsteiger.sxi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Überblick über OOo (Writer), Demonstration einfacher Arbeitsschritte an Beispielen (Andre Schnabel, de.openoffice.org)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Linuxday 2005</text:p>
              </table:table-cell>
              <table:table-cell table:style-name="ce5"/>
              <table:table-cell table:number-columns-repeated="2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3104/Dornbirn1.jpg">http://de.openoffice.org/files/documents/66/3104/Dornbirn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Infostand mit Holgers "mobiler" Faxlösung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5/Dornbirn2.jpg">http://de.openoffice.org/files/documents/66/3105/Dornbirn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André im 2-Stunden-Dauergespräch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6/Dornbirn3.jpg">http://de.openoffice.org/files/documents/66/3106/Dornbirn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Infostand aus der Ferne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7/Dornbirn4.jpg">http://de.openoffice.org/files/documents/66/3107/Dornbirn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Käspätzle-Essen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LinuxTag 2003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6">
                <table:table-cell table:style-name="ce2"/>
                <table:table-cell office:value-type="string">
                  <text:p><text:a xlink:href="http://de.openoffice.org/files/documents/66/1213/UeberblickOOoAPI.sxi">http://de.openoffice.org/files/documents/66/1213/UeberblickOOoAPI.sxi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Überblick über die StarOffice und OpenOffice.org API (Dietrich Schulten Escalon System-Entwicklung , Ralf Kuhnert Hyperworks Internet Solutions)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1214/UeberblickOOoAPI_Sourcen.zip">http://de.openoffice.org/files/documents/66/1214/UeberblickOOoAPI_Sourcen.zi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Quelltexte zu den Beispielen im Vortrag 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1215/eDOK_in_7_min.sxi">http://de.openoffice.org/files/documents/66/1215/eDOK_in_7_min.sxi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Elektronisches Publizieren mit SO/OOo (Wolfgang Henderkes, Handel und Technik Verlag)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www.tarent.de/servlet/is/5814/ooo-vs-access.pdf?command=downloadContent&amp;filename=ooo-vs-access.pdf">http://www.tarent.de/servlet/is/5814/ooo-vs-access.pdf?command=downloadContent&amp;filename=ooo-vs-access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OpenOffice.org vs MS Access (Tom Müller-Ackermann, tarent GmbH, externer Link) 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LinuxTag 2004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1906/LinuxTag_01.jpg">http://de.openoffice.org/files/documents/66/1906/LinuxTag_01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Karsten Schulz u. Stefan Koehler im Gespräch mit Tom Schwaller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07/LinuxTag_02.jpg">http://de.openoffice.org/files/documents/66/1907/LinuxTag_02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Warten auf Strom - Wann gehts los mit dem Aufbau?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08/LinuxTag_03.jpg">http://de.openoffice.org/files/documents/66/1908/LinuxTag_03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Fußballsüchtige Meute sucht Asyl bei Apple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1909/LinuxTag_04.jpg">http://de.openoffice.org/files/documents/66/1909/LinuxTag_04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NOCH ist die Stimmung gut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1910/LinuxTag_05.jpg">http://de.openoffice.org/files/documents/66/1910/LinuxTag_05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Der OOo-Stand im Halbdunkel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1/LinuxTag_06.jpg">http://de.openoffice.org/files/documents/66/1911/LinuxTag_06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Thomas Keup nach der EM-Niederlage der Deutschen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1912/LinuxTag_07.jpg">http://de.openoffice.org/files/documents/66/1912/LinuxTag_07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Demo gegen Software-Patente 1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1913/LinuxTag_08.jpg">http://de.openoffice.org/files/documents/66/1913/LinuxTag_08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Demo gegen Software-Patente 2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4/LinuxTag_09.jpg">http://de.openoffice.org/files/documents/66/1914/LinuxTag_09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Nach Feierabend gehen die Gespräche im Biergarten weiter.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5/LinuxTag_10.jpg">http://de.openoffice.org/files/documents/66/1915/LinuxTag_10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Thomas Keup in a box - Auf dem Weg zum Social Event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6/LinuxTag_11.jpg">http://de.openoffice.org/files/documents/66/1916/LinuxTag_11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Social Event - Wetter so lala und Warten ohne Ende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7/LinuxTag_12.jpg">http://de.openoffice.org/files/documents/66/1917/LinuxTag_12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In geselliger Runde wird schales Bier getrunken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18/LinuxTag_13.jpg">http://de.openoffice.org/files/documents/66/1918/LinuxTag_13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Die OOo-Vorträge im Practical Linux Forum waren gut besucht</text:p>
                </table:table-cell>
                <table:table-cell table:number-columns-repeated="2"/>
              </table:table-row>
              <table:table-row table:style-name="ro5">
                <table:table-cell table:style-name="ce3"/>
                <table:table-cell office:value-type="string">
                  <text:p><text:a xlink:href="http://de.openoffice.org/files/documents/66/1919/LinuxTag_14.jpg">http://de.openoffice.org/files/documents/66/1919/LinuxTag_14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Stefan Koehler u. Jacqueline Rahemipour gewähren einen Einblick in OOo 2.0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0/LinuxTag_15.jpg">http://de.openoffice.org/files/documents/66/1920/LinuxTag_15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Der OOo-Stand ausnahmsweise mal nicht überfüllt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1/LinuxTag_16.jpg">http://de.openoffice.org/files/documents/66/1921/LinuxTag_16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OOo im Zentrum der Ausstellungsfläche des Linux-Verbands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2/LinuxTag_17.jpg">http://de.openoffice.org/files/documents/66/1922/LinuxTag_17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Stefan Koehler redet wahrscheinlich gerade wieder über Datenbanken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3/LinuxTag_18.jpg">http://de.openoffice.org/files/documents/66/1923/LinuxTag_18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FontOOo auf Linux. Hinten Mitte: Andreas Mantke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4/LinuxTag_19.jpg">http://de.openoffice.org/files/documents/66/1924/LinuxTag_19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Stefan Koehler wartet auf seinen Einsatz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1925/LinuxTag_20.jpg">http://de.openoffice.org/files/documents/66/1925/LinuxTag_20.jpg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4-06-29">
                  <text:p>29.06.04</text:p>
                </table:table-cell>
                <table:table-cell office:value-type="string">
                  <text:p>Stefan im Interview für den Deutschlandfunk 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LinuxTag 2005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lien</text:p>
                </table:table-cell>
                <table:table-cell table:number-columns-repeated="7"/>
              </table:table-row>
              <table:table-row-group>
                <table:table-row table:style-name="ro5">
                  <table:table-cell table:style-name="ce2"/>
                  <table:table-cell office:value-type="string">
                    <text:p><text:a xlink:href="http://de.openoffice.org/files/documents/66/2763/einfuehrung_in_issuezilla.odp">http://de.openoffice.org/files/documents/66/2763/einfuehrung_in_issuezilla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Folien zum Workshop über IssueZilla, QA-Prozess und Entwicklungsprozess (PDL)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de.openoffice.org/files/documents/66/2837/einfuehrung_in_issuezilla.pdf">http://de.openoffice.org/files/documents/66/2837/einfuehrung_in_issuezilla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7-26">
                    <text:p>26.07.05</text:p>
                  </table:table-cell>
                  <table:table-cell office:value-type="string">
                    <text:p>Folien zum Workshop über IssueZilla, QA-Prozess und Entwicklungsprozess (PDL)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61/formulare_effektiv_einsetzen.odp">http://de.openoffice.org/files/documents/66/2761/formulare_effektiv_einsetzen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6-27">
                    <text:p>27.06.05</text:p>
                  </table:table-cell>
                  <table:table-cell office:value-type="string">
                    <text:p>Vortragsfolien (PDL / GNU FDL)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836/formulare_effektiv_einsetzen.pdf">http://de.openoffice.org/files/documents/66/2836/formulare_effektiv_einsetzen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7-26">
                    <text:p>26.07.05</text:p>
                  </table:table-cell>
                  <table:table-cell office:value-type="string">
                    <text:p>Vortragsfolien als PDF 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de.openoffice.org/files/documents/66/2762/formulare_beispiele.zip">http://de.openoffice.org/files/documents/66/2762/formulare_beispiele.zip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5-06-27">
                    <text:p>27.06.05</text:p>
                  </table:table-cell>
                  <table:table-cell office:value-type="string">
                    <text:p>Beispieldateien zum Vortrag ( CC - Namensnennung-KeineBearbeitung 2.5)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803/OOo20_LT.odp">http://de.openoffice.org/files/documents/66/2803/OOo20_LT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5-07-20">
                    <text:p>20.07.05</text:p>
                  </table:table-cell>
                  <table:table-cell office:value-type="string">
                    <text:p>Vortragsfolien (PDL / GNU FDL)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832/OOo20_LT.pdf">http://de.openoffice.org/files/documents/66/2832/OOo20_LT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5-07-20">
                    <text:p>20.07.05</text:p>
                  </table:table-cell>
                  <table:table-cell office:value-type="string">
                    <text:p>Vortragsfolien (PDL / GNU FDL) 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2765/DSC02786.jpg">http://de.openoffice.org/files/documents/66/2765/DSC0278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Bachard (l.) und Eric Hoch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66/DSC02808.jpg">http://de.openoffice.org/files/documents/66/2766/DSC0280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André Schnabel (l.) und Eric Bachard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67/DSC02811.jpg">http://de.openoffice.org/files/documents/66/2767/DSC0281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Messehalle bei Nacht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68/DSC02822.jpg">http://de.openoffice.org/files/documents/66/2768/DSC0282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André Schnabel beim Vortrag zur OpenOffice.org-QA und IssueZilla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69/p1050024.jpg">http://de.openoffice.org/files/documents/66/2769/p105002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Messevorplatz bei Tag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70/p1070040.jpg">http://de.openoffice.org/files/documents/66/2770/p107004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Bachard (l.), René Engelhard (m.) und Florian Heckl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71/p6250013.jpg">http://de.openoffice.org/files/documents/66/2771/p625001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Hoch (l.), André Schnabel (vorn) und Bernhard Dippold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72/p6250014.jpg">http://de.openoffice.org/files/documents/66/2772/p625001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Christian Junker (l.), Andreas Mantke (m.) und Bernhard Dippold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73/DSC02777.jpg">http://de.openoffice.org/files/documents/66/2773/DSC0277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Hoch (l.), Jacqueline Rahemipour (Mitte) und André Schnabel 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de.openoffice.org/files/documents/66/2774/DSC02784.jpg">http://de.openoffice.org/files/documents/66/2774/DSC0278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Von links nach rechts, vordere Reihe: Jacqueline Rahemipour, André Schnabel, Florian Effenberger und Eric Hoch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75/DSC02787.jpg">http://de.openoffice.org/files/documents/66/2775/DSC0278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Hoch (l.) und Eric Bachard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76/DSC02789.jpg">http://de.openoffice.org/files/documents/66/2776/DSC0278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Eric Bachard (hinten) und Eric Hoch </text:p>
                  </table:table-cell>
                  <table:table-cell table:number-columns-repeated="2"/>
                </table:table-row>
                <table:table-row table:style-name="ro5">
                  <table:table-cell table:style-name="ce4"/>
                  <table:table-cell office:value-type="string">
                    <text:p><text:a xlink:href="http://de.openoffice.org/files/documents/66/2777/DSC02792.jpg">http://de.openoffice.org/files/documents/66/2777/DSC0279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Jacqueline Rahemipour (l.), André Schnabel (Mitte) und Friedrich Strohmaier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78/DSC02819.jpg">http://de.openoffice.org/files/documents/66/2778/DSC0281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Christian Junker an unserem Stand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79/DSC02820.jpg">http://de.openoffice.org/files/documents/66/2779/DSC0282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Christian Junker an unserem Stand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80/DSC02821.jpg">http://de.openoffice.org/files/documents/66/2780/DSC0282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Christian Junker 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781/DSC02825.jpg">http://de.openoffice.org/files/documents/66/2781/DSC0282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André Schnabel beim Vortrag zur OpenOffice.org-QA und IssueZilla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82/DSC02848.jpg">http://de.openoffice.org/files/documents/66/2782/DSC0284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Florian Effenberger (l.) und Eric Hoch 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783/DSC02864.jpg">http://de.openoffice.org/files/documents/66/2783/DSC0286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6-28">
                    <text:p>28.06.05</text:p>
                  </table:table-cell>
                  <table:table-cell office:value-type="string">
                    <text:p>Jacqueline Rahemipour </text:p>
                  </table:table-cell>
                  <table:table-cell table:number-columns-repeated="2"/>
                </table:table-row>
                <table:table-row table:style-name="ro3">
                  <table:table-cell table:style-name="ce4"/>
                  <table:table-cell office:value-type="string">
                    <text:p><text:a xlink:href="http://de.openoffice.org/files/documents/66/2829/DSC02948.jpg">http://de.openoffice.org/files/documents/66/2829/DSC0294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07-18">
                    <text:p>18.07.05</text:p>
                  </table:table-cell>
                  <table:table-cell office:value-type="string">
                    <text:p>Von links nach rechts: Florian Heckl, Eric Hoch, Christian Junker, Florian La Roche (Gast von Red Hat), Florian Effenberger, Bernhard Dippold, Stefan Koehler, Andreas Mantke und Jacqueline Rahemipour 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4">
              <table:table-cell table:style-name="ce3" office:value-type="string">
                <text:p>LinuxTag 2006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lien</text:p>
                </table:table-cell>
                <table:table-cell table:number-columns-repeated="7"/>
              </table:table-row>
              <table:table-row-group>
                <table:table-row table:style-name="ro5">
                  <table:table-cell table:style-name="ce2"/>
                  <table:table-cell office:value-type="string">
                    <text:p><text:a xlink:href="http://de.openoffice.org/files/documents/66/3429/LT_Blick_hinter_die_Kulissen.odp">http://de.openoffice.org/files/documents/66/3429/LT_Blick_hinter_die_Kulissen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Vortrag "OpenOffice.org - Ein Blick hinter die Kulissen", Jacqueline Rahemipour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30/LT_Blick_hinter_die_Kulissen.pdf">http://de.openoffice.org/files/documents/66/3430/LT_Blick_hinter_die_Kulissen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Vortrag "OpenOffice.org - Ein Blick hinter die Kulissen", Jacqueline Rahemipour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58/einfuehrung_release_qa.odp">http://de.openoffice.org/files/documents/66/3458/einfuehrung_release_qa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Einführung zum QA Prozess - Teil des Workshops "Smoketests auf dem Mac" - André Schnabel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59/einfuehrung_release_qa.pdf">http://de.openoffice.org/files/documents/66/3459/einfuehrung_release_qa.pdf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Einführung zum QA Prozess - Teil des Workshops "Smoketests auf dem Mac" - André Schnabel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31/LT_Umfangreiche_Dokumente.odp">http://de.openoffice.org/files/documents/66/3431/LT_Umfangreiche_Dokumente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Workshop "Mit OpenOffice.org umfangreiche Dokumente erstellen", Jacqueline Rahemipour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32/LT_Umfangreiche_Dokumente.pdf">http://de.openoffice.org/files/documents/66/3432/LT_Umfangreiche_Dokumente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Workshop "Mit OpenOffice.org umfangreiche Dokumente erstellen", Jacqueline Rahemipour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436/1.jpg">http://de.openoffice.org/files/documents/66/3436/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Unser Messestand 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37/2.jpg">http://de.openoffice.org/files/documents/66/3437/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Auch wenn die Messe nicht besonders gut besucht war, bei uns war immer etwas los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38/3.jpg">http://de.openoffice.org/files/documents/66/3438/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Beratungsgespräche am laufenden Band - und meist am "lebenden Objekt"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3439/4.jpg">http://de.openoffice.org/files/documents/66/3439/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Der Comenius-Stand direkt gegenüber 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0/5.jpg">http://de.openoffice.org/files/documents/66/3440/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LinuxTag - Ein Ort der vielen Nationen: Comenius meets OOo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1/6.jpg">http://de.openoffice.org/files/documents/66/3441/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Gemütliches Beisammensein am Social Event 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42/7.jpg">http://de.openoffice.org/files/documents/66/3442/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Selbst am Abend kann man das Diskutieren über OOo nicht lassen: Uwe und André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3/8.jp">http://de.openoffice.org/files/documents/66/3443/8.j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Immer schön die Fahne für OOo hoch halten!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4/9.jpg">http://de.openoffice.org/files/documents/66/3444/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Axel (Mozilla) und Florian passen auf den Büchertisch auf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5/10.jpg">http://de.openoffice.org/files/documents/66/3445/1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Ausgelassene Stimmung bei der Standparty des Linux-Verbands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46/11.jpg">http://de.openoffice.org/files/documents/66/3446/1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Linux-Verband Standparty: Gute Musik gab es auch 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47/12.jpg">http://de.openoffice.org/files/documents/66/3447/1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Die Herrscher über das Bier: Manfred und Thomas Sprickmann (Linux-Verband)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3448/13.jpg">http://de.openoffice.org/files/documents/66/3448/1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Florian und André grinsen um die Wette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49/14.jpg">http://de.openoffice.org/files/documents/66/3449/1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Der Trend geht eindeutig zum Drittrechner. Oder: Friedrich braucht eine Pause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50/15.jpg">http://de.openoffice.org/files/documents/66/3450/1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Hoher Besuch bei OOo: Bundesjustizministerin Brigitte Zypries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51/16.jpg">http://de.openoffice.org/files/documents/66/3451/1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09">
                    <text:p>09.05.06</text:p>
                  </table:table-cell>
                  <table:table-cell office:value-type="string">
                    <text:p>Jacqueline, Andreas und Thomas stellen das de-Projekt vor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5">
              <table:table-cell table:style-name="ce3" office:value-type="string">
                <text:p>LinuxtageEssen2006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7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663/TeamEssen2006_01">http://de.openoffice.org/files/documents/66/3663/TeamEssen2006_01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asma@openoffice.org">andreasma@openoffice.org</text:a></text:p>
                  </table:table-cell>
                  <table:table-cell table:style-name="ce6" office:value-type="date" office:date-value="2006-09-12">
                    <text:p>12.09.06</text:p>
                  </table:table-cell>
                  <table:table-cell office:value-type="string">
                    <text:p>Team Linuxtage Essen 2006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Vortrag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662/Linuxtagessen2006am.odp">http://de.openoffice.org/files/documents/66/3662/Linuxtagessen2006am.odp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asma@openoffice.org">andreasma@openoffice.org</text:a></text:p>
                  </table:table-cell>
                  <table:table-cell table:style-name="ce6" office:value-type="date" office:date-value="2006-11-11">
                    <text:p>11.11.06</text:p>
                  </table:table-cell>
                  <table:table-cell office:value-type="string">
                    <text:p>Vortrag auf Linuxtage Essen 2006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5">
              <table:table-cell table:style-name="ce3" office:value-type="string">
                <text:p>LinuxWorld 2005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3095/LinuxWorld01.jpg">http://de.openoffice.org/files/documents/66/3095/LinuxWorld0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Messestand OOo in der Sonderausstellung "Linux im Büro"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096/LinuxWorld02.jpg">http://de.openoffice.org/files/documents/66/3096/LinuxWorld0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Messestand - Die OOo-Plakate haben wir weiträumig verteilt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097/LinuxWorld03.jpg">http://de.openoffice.org/files/documents/66/3097/LinuxWorld0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Messestand - Nahansicht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098/LinuxWorld04.jpg">http://de.openoffice.org/files/documents/66/3098/LinuxWorld0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Frau Rademann (Projektleitung LW) im Dienste von OOo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099/LinuxWorld05.jpg">http://de.openoffice.org/files/documents/66/3099/LinuxWorld05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Vortrag Jacqueline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0/LinuxWorld06.jpg">http://de.openoffice.org/files/documents/66/3100/LinuxWorld06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Vortrag Thomas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101/LinuxWorld07.jpg">http://de.openoffice.org/files/documents/66/3101/LinuxWorld07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Jede Menge Besucher bei den OOo-Vorträgen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2/LinuxWorld08.jpg">http://de.openoffice.org/files/documents/66/3102/LinuxWorld08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Jacqueline im Gespräch 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103/LinuxWorld09.jpg">http://de.openoffice.org/files/documents/66/3103/LinuxWorld09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5-12-03">
                  <text:p>03.12.05</text:p>
                </table:table-cell>
                <table:table-cell office:value-type="string">
                  <text:p>Thomas im Gespräch 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LOTS 04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1684/business_mit_ooo.sxi">http://de.openoffice.org/files/documents/66/1684/business_mit_ooo.sxi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2-17">
                  <text:p>17.02.04</text:p>
                </table:table-cell>
                <table:table-cell office:value-type="string">
                  <text:p>Vorteile eines offenen Projektes für Dienstleister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www.thealternative.ch/documents/Dapp_FreieSW_KMU.pdf">http://www.thealternative.ch/documents/Dapp_FreieSW_KMU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4-03-24">
                  <text:p>24.03.04</text:p>
                </table:table-cell>
                <table:table-cell office:value-type="string">
                  <text:p>Freie Software auf dem KMU-Desktop (Marcus Dapp, TheAlternative.ch)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MUS-Meeting 2004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1">
                <table:table-cell table:style-name="ce2"/>
                <table:table-cell office:value-type="string">
                  <text:p><text:a xlink:href="http://de.openoffice.org/files/documents/66/2287/Office_programme_mac.pdf">http://de.openoffice.org/files/documents/66/2287/Office_programme_mac.pdf</text:a></text:p>
                </table:table-cell>
                <table:table-cell office:value-type="string">
                  <text:p>Archival</text:p>
                </table:table-cell>
                <table:table-cell office:value-type="string">
                  <text:p><text:a xlink:href="mailto:christian_z@openoffice.org">christian_z@openoffice.org</text:a></text:p>
                </table:table-cell>
                <table:table-cell table:style-name="ce6" office:value-type="date" office:date-value="2004-11-29">
                  <text:p>29.11.04</text:p>
                </table:table-cell>
                <table:table-cell office:value-type="string">
                  <text:p>Eine Übersicht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OpenExpo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5">
                <table:table-cell table:style-name="ce2"/>
                <table:table-cell office:value-type="string">
                  <text:p><text:a xlink:href="http://de.openoffice.org/files/documents/66/3684/OpenExpo_1.jpg">http://de.openoffice.org/files/documents/66/3684/OpenExpo_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1">
                  <text:p>01.10.06</text:p>
                </table:table-cell>
                <table:table-cell office:value-type="string">
                  <text:p>Blick in die Messehalle der "Topsoft", ganz am Ende des Gangs war die OpenExpo "versteckt"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85/OpenExpo_2.jpg">http://de.openoffice.org/files/documents/66/3685/OpenExpo_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1">
                  <text:p>01.10.06</text:p>
                </table:table-cell>
                <table:table-cell office:value-type="string">
                  <text:p>Die OpenExpo - Klein aber fein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86/OpenExpo_3.jpg">http://de.openoffice.org/files/documents/66/3686/OpenExpo_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1">
                  <text:p>01.10.06</text:p>
                </table:table-cell>
                <table:table-cell office:value-type="string">
                  <text:p>Der OOo-Infostand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687/OpenExpo_4.jpg">http://de.openoffice.org/files/documents/66/3687/OpenExpo_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1">
                  <text:p>01.10.06</text:p>
                </table:table-cell>
                <table:table-cell office:value-type="string">
                  <text:p>OpenOffice.org war schon direkt am Eingang sehr präsent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3688/OpenExpo_5.jpg">http://de.openoffice.org/files/documents/66/3688/OpenExpo_5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jrahemipour@openoffice.org">jrahemipour@openoffice.org</text:a></text:p>
                </table:table-cell>
                <table:table-cell table:style-name="ce6" office:value-type="date" office:date-value="2006-10-01">
                  <text:p>01.10.06</text:p>
                </table:table-cell>
                <table:table-cell office:value-type="string">
                  <text:p>Kurz vor Jacquelines Vortrag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Orbit iEX 2006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7"/>
              </table:table-row>
              <table:table-row-group>
                <table:table-row table:style-name="ro4">
                  <table:table-cell table:style-name="ce2"/>
                  <table:table-cell office:value-type="string">
                    <text:p><text:a xlink:href="http://de.openoffice.org/files/documents/66/3494/Quarten_01.jpg">http://de.openoffice.org/files/documents/66/3494/Quarten_0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Oo-Stammtisch in Quarten - André präsentiert einen Clownkeks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95/Quarten_02.jpg">http://de.openoffice.org/files/documents/66/3495/Quarten_0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Oo-Stammtisch in Quarten - Schweizer und Nicht-Schweizer :-) in geselliger Runde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3491/Zuerich_01.jpg">http://de.openoffice.org/files/documents/66/3491/Zuerich_0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Blick über Zürich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92/Zuerich_02.jpg">http://de.openoffice.org/files/documents/66/3492/Zuerich_0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rbit iEX 2006 - Der Novell-Stand links unten <text:s text:c="2"/>Info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93/Zuerich_03.jpg">http://de.openoffice.org/files/documents/66/3493/Zuerich_0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rbit iEX 2006 - Treppengewirr in der Messehalle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Vortrag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5">
                  <table:table-cell table:style-name="ce2"/>
                  <table:table-cell office:value-type="string">
                    <text:p><text:a xlink:href="http://de.openoffice.org/files/documents/66/3489/Orbit_OOo_Handout.odt">http://de.openoffice.org/files/documents/66/3489/Orbit_OOo_Handout.odt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Zusatzinformationen zum Vortrag "OpenOffice.org im Business-Einsatz" (odt-Version)</text:p>
                  </table:table-cell>
                  <table:table-cell table:number-columns-repeated="2"/>
                </table:table-row>
                <table:table-row table:style-name="ro5">
                  <table:table-cell table:style-name="ce3"/>
                  <table:table-cell office:value-type="string">
                    <text:p><text:a xlink:href="http://de.openoffice.org/files/documents/66/3490/Orbit_OOo_Handout.pdf">http://de.openoffice.org/files/documents/66/3490/Orbit_OOo_Handout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Zusatzinformationen zum Vortrag "OpenOffice.org im Business-Einsatz" (pdf-Version)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87/Orbit_OOo.odp">http://de.openoffice.org/files/documents/66/3487/Orbit_OOo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penOffice.org im Business-Einsatz (odp-Version)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de.openoffice.org/files/documents/66/3488/Orbit_OOo.pdf">http://de.openoffice.org/files/documents/66/3488/Orbit_OOo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jrahemipour@openoffice.org">jrahemipour@openoffice.org</text:a></text:p>
                  </table:table-cell>
                  <table:table-cell table:style-name="ce6" office:value-type="date" office:date-value="2006-05-23">
                    <text:p>23.05.06</text:p>
                  </table:table-cell>
                  <table:table-cell office:value-type="string">
                    <text:p>OpenOffice.org im Business-Einsatz (pdf-Version)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4">
              <table:table-cell table:style-name="ce3" office:value-type="string">
                <text:p>Oscon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7">
                <table:table-cell table:style-name="ce2"/>
                <table:table-cell office:value-type="string">
                  <text:p>http://de.openoffice.org/files/documents/66/3298/LU7F9042.jpg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Copyright (c) 2006 Foto Weinwurm, http://www.fotoweinwurm.at; Distribution permitted only with authorization of Foto Weinwurm</text:p>
                </table:table-cell>
                <table:table-cell table:number-columns-repeated="2"/>
              </table:table-row>
              <table:table-row table:style-name="ro7">
                <table:table-cell table:style-name="ce3"/>
                <table:table-cell office:value-type="string">
                  <text:p>http://de.openoffice.org/files/documents/66/3299/PK7K5344.jpg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Copyright (c) 2006 Foto Weinwurm, http://www.fotoweinwurm.at; Distribution permitted only with authorization of Foto Weinwurm</text:p>
                </table:table-cell>
                <table:table-cell table:number-columns-repeated="2"/>
              </table:table-row>
              <table:table-row table:style-name="ro7">
                <table:table-cell table:style-name="ce3"/>
                <table:table-cell office:value-type="string">
                  <text:p>http://de.openoffice.org/files/documents/66/3300/PK7K5347.jpg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6-04-18">
                  <text:p>18.04.06</text:p>
                </table:table-cell>
                <table:table-cell office:value-type="string">
                  <text:p>Copyright (c) 2006 Foto Weinwurm, http://www.fotoweinwurm.at; Distribution permitted only with authorization of Foto Weinwurm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QA-Treffen 2006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qa.openoffice.org/files/documents/77/3245/TCM2-testing_02.odp">http://qa.openoffice.org/files/documents/77/3245/TCM2-testing_02.odp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3-28">
                  <text:p>28.03.06</text:p>
                </table:table-cell>
                <table:table-cell office:value-type="string">
                  <text:p>Präsentation zu TCM - Tests und Workflow von Petr Dudacek und Petr Hruska</text:p>
                </table:table-cell>
                <table:table-cell table:number-columns-repeated="2"/>
              </table:table-row>
              <table:table-row table:style-name="ro7">
                <table:table-cell table:style-name="ce3"/>
                <table:table-cell office:value-type="string">
                  <text:p><text:a xlink:href="http://qa.openoffice.org/files/documents/77/3247/essen2006testtool2.pdf">http://qa.openoffice.org/files/documents/77/3247/essen2006testtool2.pdf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6-03-29">
                  <text:p>29.03.06</text:p>
                </table:table-cell>
                <table:table-cell office:value-type="string">
                  <text:p>Hinzufügen von 'generischen' Konfigurationseinträgen - Screenshots der Dialoge mit dem Testtool erzeugen - Dielog in einem NonProd build testen - Inplace translation mit dem TestTool</text:p>
                </table:table-cell>
                <table:table-cell table:number-columns-repeated="2"/>
              </table:table-row>
            </table:table-row-group>
            <table:table-row table:style-name="ro5">
              <table:table-cell table:style-name="ce3" office:value-type="string">
                <text:p>QA-Wochenende 2007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1">
                <table:table-cell table:style-name="ce2"/>
                <table:table-cell office:value-type="string">
                  <text:p><text:a xlink:href="http://de.openoffice.org/files/documents/66/3980/build-ooo-howto-linux-x86-pres-en.odp">http://de.openoffice.org/files/documents/66/3980/build-ooo-howto-linux-x86-pres-en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simonaw@openoffice.org">simonaw@openoffice.org</text:a></text:p>
                </table:table-cell>
                <table:table-cell table:style-name="ce6" office:value-type="date" office:date-value="2007-05-06">
                  <text:p>06.05.07</text:p>
                </table:table-cell>
                <table:table-cell office:value-type="string">
                  <text:p>Presentation Slides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3979/build-ooo-howto-linux-x86-pres.odp">http://de.openoffice.org/files/documents/66/3979/build-ooo-howto-linux-x86-pres.od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simonaw@openoffice.org">simonaw@openoffice.org</text:a></text:p>
                </table:table-cell>
                <table:table-cell table:style-name="ce6" office:value-type="date" office:date-value="2007-05-06">
                  <text:p>06.05.07</text:p>
                </table:table-cell>
                <table:table-cell office:value-type="string">
                  <text:p>Praesentationsfolien vom QA Wochenende 2007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Stammtische</text:p>
              </table:table-cell>
              <table:table-cell table:number-columns-repeated="7"/>
            </table:table-row>
            <table:table-row-group>
              <table:table-row table:style-name="ro6">
                <table:table-cell table:style-name="ce4" office:value-type="string">
                  <text:p>München, 14. Juni 2006</text:p>
                </table:table-cell>
                <table:table-cell table:number-columns-repeated="7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552/DSC02438.jpg">http://de.openoffice.org/files/documents/66/3552/DSC0243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553/DSC02445.jpg">http://de.openoffice.org/files/documents/66/3553/DSC0244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554/DSC02449.jpg">http://de.openoffice.org/files/documents/66/3554/DSC0244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555/DSC02469.jpg">http://de.openoffice.org/files/documents/66/3555/DSC0246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556/DSC02479.jpg">http://de.openoffice.org/files/documents/66/3556/DSC0247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3557/DSC02480.jpg">http://de.openoffice.org/files/documents/66/3557/DSC0248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06-16">
                    <text:p>16.06.06</text:p>
                  </table:table-cell>
                  <table:table-cell office:value-type="string">
                    <text:p>Foto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4">
              <table:table-cell table:style-name="ce3" office:value-type="string">
                <text:p>Systems 2004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 table:style-name="ce2"/>
                <table:table-cell office:value-type="string">
                  <text:p><text:a xlink:href="http://de.openoffice.org/files/documents/66/2164/systems2004_1.jpg">http://de.openoffice.org/files/documents/66/2164/systems2004_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den Stand von GPE (r.) und KDE (l.)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73/systems2004_10.jpg">http://de.openoffice.org/files/documents/66/2173/systems2004_10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unseren Stand mit Besuchern, dahinter Skolelinux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74/systems2004_11.jpg">http://de.openoffice.org/files/documents/66/2174/systems2004_11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Unser Stand (l.), daneben KDE (r.) und dahinter Skolelinux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75/systems2004_12.jpg">http://de.openoffice.org/files/documents/66/2175/systems2004_1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unseren Stand (r.), daneben (l.) Asterisk und Skolelinux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65/systems2004_2.jpg">http://de.openoffice.org/files/documents/66/2165/systems2004_2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Florian Effenberger (r.) und Christian Lohmaier (l.) an unserem Stand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166/systems2004_3.jpg">http://de.openoffice.org/files/documents/66/2166/systems2004_3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unseren Stand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67/systems2004_4.jpg">http://de.openoffice.org/files/documents/66/2167/systems2004_4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unseren Stand und das Display mit den Flyern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68/systems2004_5.jpg">http://de.openoffice.org/files/documents/66/2168/systems2004_5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Florian Effenberger beim Gespräch mit einem Besucher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69/systems2004_6.jpg">http://de.openoffice.org/files/documents/66/2169/systems2004_6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Blick auf unseren Stand, dahinter Skolelinux, rechts daneben KDE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70/systems2004_7.jpg">http://de.openoffice.org/files/documents/66/2170/systems2004_7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Der erste Schwung unserer PrOOo-Boxen </text:p>
                </table:table-cell>
                <table:table-cell table:number-columns-repeated="2"/>
              </table:table-row>
              <table:table-row table:style-name="ro4">
                <table:table-cell table:style-name="ce3"/>
                <table:table-cell office:value-type="string">
                  <text:p><text:a xlink:href="http://de.openoffice.org/files/documents/66/2171/systems2004_8.jpg">http://de.openoffice.org/files/documents/66/2171/systems2004_8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Christian Lohmaier (r.) beim Beratungsgespräch</text:p>
                </table:table-cell>
                <table:table-cell table:number-columns-repeated="2"/>
              </table:table-row>
              <table:table-row table:style-name="ro1">
                <table:table-cell table:style-name="ce3"/>
                <table:table-cell office:value-type="string">
                  <text:p><text:a xlink:href="http://de.openoffice.org/files/documents/66/2172/systems2004_9.jpg">http://de.openoffice.org/files/documents/66/2172/systems2004_9.jpg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0-24">
                  <text:p>24.10.04</text:p>
                </table:table-cell>
                <table:table-cell office:value-type="string">
                  <text:p>Messebesucher vor unserem Stand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Systems 2005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Bilder</text:p>
                </table:table-cell>
                <table:table-cell table:number-columns-repeated="7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2980/DSC03782.jpg">http://de.openoffice.org/files/documents/66/2980/DSC0378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1/DSC03785.jpg">http://de.openoffice.org/files/documents/66/2981/DSC0378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2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2/DSC03788.jpg">http://de.openoffice.org/files/documents/66/2982/DSC0378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3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3/DSC03797.jpg">http://de.openoffice.org/files/documents/66/2983/DSC0379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4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4/DSC03800.jpg">http://de.openoffice.org/files/documents/66/2984/DSC0380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5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5/DSC03803.jpg">http://de.openoffice.org/files/documents/66/2985/DSC0380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6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6/DSC03808.jpg">http://de.openoffice.org/files/documents/66/2986/DSC0380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7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7/DSC03841.jpg">http://de.openoffice.org/files/documents/66/2987/DSC0384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8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8/DSC03854.jpg">http://de.openoffice.org/files/documents/66/2988/DSC0385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9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89/DSC03861.jpg">http://de.openoffice.org/files/documents/66/2989/DSC0386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0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0/DSC03862.jpg">http://de.openoffice.org/files/documents/66/2990/DSC0386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1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1/DSC03863.jpg">http://de.openoffice.org/files/documents/66/2991/DSC0386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2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2/DSC03881.jpg">http://de.openoffice.org/files/documents/66/2992/DSC0388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3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3/DSC03882.jpg">http://de.openoffice.org/files/documents/66/2993/DSC03882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4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4/DSC03883.jpg">http://de.openoffice.org/files/documents/66/2994/DSC0388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5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5/DSC03975.jpg">http://de.openoffice.org/files/documents/66/2995/DSC0397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6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6/DSC03981.jpg">http://de.openoffice.org/files/documents/66/2996/DSC03981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7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7/DSC04000.jpg">http://de.openoffice.org/files/documents/66/2997/DSC0400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8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8/DSC04003.jpg">http://de.openoffice.org/files/documents/66/2998/DSC0400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19</text:p>
                  </table:table-cell>
                  <table:table-cell table:number-columns-repeated="2"/>
                </table:table-row>
                <table:table-row table:style-name="ro1">
                  <table:table-cell table:style-name="ce3"/>
                  <table:table-cell office:value-type="string">
                    <text:p><text:a xlink:href="http://de.openoffice.org/files/documents/66/2999/DSCN2474.jpg">http://de.openoffice.org/files/documents/66/2999/DSCN247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1">
                    <text:p>31.10.05</text:p>
                  </table:table-cell>
                  <table:table-cell office:value-type="string">
                    <text:p>Foto20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Vortrag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4">
                  <table:table-cell table:style-name="ce2"/>
                  <table:table-cell office:value-type="string">
                    <text:p><text:a xlink:href="http://de.openoffice.org/files/documents/66/2976/file_2976.dat/Vortrag_eGovernmentForum.odp">http://de.openoffice.org/files/documents/66/2976/file_2976.dat/Vortrag_eGovernmentForum.odp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0">
                    <text:p>30.10.05</text:p>
                  </table:table-cell>
                  <table:table-cell office:value-type="string">
                    <text:p>Vortrag: OpenOffice.org in öffentlichen Verwaltungen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975/vortrag.pdf">http://de.openoffice.org/files/documents/66/2975/vortrag.pdf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5-10-30">
                    <text:p>30.10.05</text:p>
                  </table:table-cell>
                  <table:table-cell office:value-type="string">
                    <text:p>Vortrag: OpenOffice.org in öffentlichen Verwaltungen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4">
              <table:table-cell table:style-name="ce3" office:value-type="string">
                <text:p>Systems 2006</text:p>
              </table:table-cell>
              <table:table-cell table:number-columns-repeated="7"/>
            </table:table-row>
            <table:table-row-group>
              <table:table-row table:style-name="ro1">
                <table:table-cell table:style-name="ce4" office:value-type="string">
                  <text:p>Fotos</text:p>
                </table:table-cell>
                <table:table-cell table:number-columns-repeated="7"/>
              </table:table-row>
              <table:table-row-group>
                <table:table-row table:style-name="ro1">
                  <table:table-cell table:style-name="ce2"/>
                  <table:table-cell office:value-type="string">
                    <text:p><text:a xlink:href="http://de.openoffice.org/files/documents/66/3749/DSC03630.jpg">http://de.openoffice.org/files/documents/66/3749/DSC0363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0/DSC03633.jpg">http://de.openoffice.org/files/documents/66/3750/DSC0363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2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1/DSC03637.jpg">http://de.openoffice.org/files/documents/66/3751/DSC0363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3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2/DSC03640.jpg">http://de.openoffice.org/files/documents/66/3752/DSC03640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4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3/DSC03643.jpg">http://de.openoffice.org/files/documents/66/3753/DSC0364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5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4/DSC03644.jpg">http://de.openoffice.org/files/documents/66/3754/DSC0364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6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5/DSC03645.jpg">http://de.openoffice.org/files/documents/66/3755/DSC03645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7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6/DSC03646.jpg">http://de.openoffice.org/files/documents/66/3756/DSC0364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8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7/DSC03647.jpg">http://de.openoffice.org/files/documents/66/3757/DSC03647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9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8/DSC03648.jpg">http://de.openoffice.org/files/documents/66/3758/DSC03648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0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59/DSC03649.jpg">http://de.openoffice.org/files/documents/66/3759/DSC03649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1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60/DSC03653.jpg">http://de.openoffice.org/files/documents/66/3760/DSC03653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2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61/DSC03654.jpg">http://de.openoffice.org/files/documents/66/3761/DSC03654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3</text:p>
                  </table:table-cell>
                  <table:table-cell table:number-columns-repeated="2"/>
                </table:table-row>
                <table:table-row table:style-name="ro1">
                  <table:table-cell table:style-name="ce2"/>
                  <table:table-cell office:value-type="string">
                    <text:p><text:a xlink:href="http://de.openoffice.org/files/documents/66/3762/DSC03666.jpg">http://de.openoffice.org/files/documents/66/3762/DSC03666.jpg</text:a></text:p>
                  </table:table-cell>
                  <table:table-cell office:value-type="string">
                    <text:p>Stable</text:p>
                  </table:table-cell>
                  <table:table-cell office:value-type="string">
                    <text:p><text:a xlink:href="mailto:floeff@openoffice.org">floeff@openoffice.org</text:a></text:p>
                  </table:table-cell>
                  <table:table-cell table:style-name="ce6" office:value-type="date" office:date-value="2006-11-01">
                    <text:p>01.11.06</text:p>
                  </table:table-cell>
                  <table:table-cell office:value-type="string">
                    <text:p>Foto14</text:p>
                  </table:table-cell>
                  <table:table-cell table:number-columns-repeated="2"/>
                </table:table-row>
              </table:table-row-group>
              <table:table-row table:style-name="ro1">
                <table:table-cell table:style-name="ce4" office:value-type="string">
                  <text:p>Vorträge</text:p>
                </table:table-cell>
                <table:table-cell table:number-columns-repeated="7"/>
              </table:table-row>
            </table:table-row-group>
          </table:table-row-group>
          <table:table-row table:style-name="ro1">
            <table:table-cell table:style-name="ce2" office:value-type="string">
              <text:p>Vorlagen</text:p>
            </table:table-cell>
            <table:table-cell table:number-columns-repeated="7"/>
          </table:table-row>
          <table:table-row-group>
            <table:table-row table:style-name="ro6">
              <table:table-cell/>
              <table:table-cell office:value-type="string">
                <text:p><text:a xlink:href="http://de.openoffice.org/unbranded-source/browse/*checkout*/de/documentation/vorlagen/vorlagen_de_opendoc.oxt">http://de.openoffice.org/unbranded-source/browse/*checkout*/de/documentation/vorlagen/vorlagen_de_opendoc.oxt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6-12-02">
                <text:p>02.12.06</text:p>
              </table:table-cell>
              <table:table-cell office:value-type="string">
                <text:p>Vorlagen im OpenDocument Format, die vom de-Projekt zusammengestellt wurden (Lizenz: LGPL) installierbar ab OOo 2.1 per Extension-Manager</text:p>
              </table:table-cell>
              <table:table-cell table:number-columns-repeated="2"/>
            </table:table-row>
            <table:table-row table:style-name="ro5">
              <table:table-cell table:style-name="ce2"/>
              <table:table-cell office:value-type="string">
                <text:p><text:a xlink:href="http://de.openoffice.org/unbranded-source/browse/*checkout*/de/documentation/vorlagen/vorlagen_de_opendoc.zip">http://de.openoffice.org/unbranded-source/browse/*checkout*/de/documentation/vorlagen/vorlagen_de_opendoc.zip</text:a></text:p>
              </table:table-cell>
              <table:table-cell office:value-type="string">
                <text:p>Stable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6-12-02">
                <text:p>02.12.06</text:p>
              </table:table-cell>
              <table:table-cell office:value-type="string">
                <text:p>Vorlagen im OpenDocument Format, die vom de-Projekt zusammengestellt wurden (Lizenz: LGPL)</text:p>
              </table:table-cell>
              <table:table-cell table:number-columns-repeated="2"/>
            </table:table-row>
            <table:table-row table:style-name="ro1">
              <table:table-cell table:style-name="ce2"/>
              <table:table-cell office:value-type="string">
                <text:p><text:a xlink:href="http://de.openoffice.org/files/documents/66/1462/diplomarbeit.zip">http://de.openoffice.org/files/documents/66/1462/diplomarbeit.zip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4-01-16">
                <text:p>16.01.04</text:p>
              </table:table-cell>
              <table:table-cell office:value-type="string">
                <text:p>enthält eine .dot</text:p>
              </table:table-cell>
              <table:table-cell table:number-columns-repeated="2"/>
            </table:table-row>
            <table:table-row table:style-name="ro4">
              <table:table-cell table:style-name="ce2"/>
              <table:table-cell office:value-type="string">
                <text:p><text:a xlink:href="http://de.openoffice.org/files/documents/66/1422/rechnung.sxw">http://de.openoffice.org/files/documents/66/1422/rechnung.sxw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4-01-16">
                <text:p>16.01.04</text:p>
              </table:table-cell>
              <table:table-cell office:value-type="string">
                <text:p>Calc - Übertragung und Erweiterung des Lagerbeispiels</text:p>
              </table:table-cell>
              <table:table-cell table:number-columns-repeated="2"/>
            </table:table-row>
            <table:table-row table:style-name="ro6">
              <table:table-cell table:style-name="ce2"/>
              <table:table-cell office:value-type="string">
                <text:p><text:a xlink:href="http://de.openoffice.org/files/documents/66/1409/vorlagen.zip">http://de.openoffice.org/files/documents/66/1409/vorlagen.zip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4-01-16">
                <text:p>16.01.04</text:p>
              </table:table-cell>
              <table:table-cell office:value-type="string">
                <text:p>Vorlagen-Paket das aus dem englischen übersetzt wurde und deshalb zum Teil falsche Seitenformate verwendet</text:p>
              </table:table-cell>
              <table:table-cell table:number-columns-repeated="2"/>
            </table:table-row>
            <table:table-row table:style-name="ro5">
              <table:table-cell table:style-name="ce2"/>
              <table:table-cell office:value-type="string">
                <text:p><text:a xlink:href="http://de.openoffice.org/unbranded-source/browse/*checkout*/de/documentation/vorlagen/vorlagen_de_sissl.zip">http://de.openoffice.org/unbranded-source/browse/*checkout*/de/documentation/vorlagen/vorlagen_de_sissl.zip</text:a></text:p>
              </table:table-cell>
              <table:table-cell office:value-type="string">
                <text:p>Archival</text:p>
              </table:table-cell>
              <table:table-cell office:value-type="string">
                <text:p><text:a xlink:href="mailto:andreschnabel@openoffice.org">andreschnabel@openoffice.org</text:a></text:p>
              </table:table-cell>
              <table:table-cell table:style-name="ce6" office:value-type="date" office:date-value="2006-04-23">
                <text:p>23.04.06</text:p>
              </table:table-cell>
              <table:table-cell office:value-type="string">
                <text:p>58 Vorlagen im OOo 1.0 Format, die vom de-Projekt zusammengestellt wurde (Lizenz: LGPL/SISSL)</text:p>
              </table:table-cell>
              <table:table-cell table:number-columns-repeated="2"/>
            </table:table-row>
          </table:table-row-group>
          <table:table-row table:style-name="ro1">
            <table:table-cell table:style-name="ce2" office:value-type="string">
              <text:p>Webseite</text:p>
            </table:table-cell>
            <table:table-cell table:number-columns-repeated="3"/>
            <table:table-cell table:style-name="ce6"/>
            <table:table-cell table:number-columns-repeated="3"/>
          </table:table-row>
          <table:table-row-group>
            <table:table-row table:style-name="ro4">
              <table:table-cell/>
              <table:table-cell office:value-type="string">
                <text:p><text:a xlink:href="http://de.openoffice.org/files/documents/66/2825/uebersicht01082005.ods">http://de.openoffice.org/files/documents/66/2825/uebersicht01082005.ods</text:a></text:p>
              </table:table-cell>
              <table:table-cell office:value-type="string">
                <text:p>Draft</text:p>
              </table:table-cell>
              <table:table-cell office:value-type="string">
                <text:p><text:a xlink:href="mailto:volkerme@openoffice.org">volkerme@openoffice.org</text:a></text:p>
              </table:table-cell>
              <table:table-cell table:style-name="ce6" office:value-type="date" office:date-value="2005-08-02">
                <text:p>02.08.05</text:p>
              </table:table-cell>
              <table:table-cell office:value-type="string">
                <text:p>Übersicht der Dateien auf de.openoffice.org - aktualisiert am 02.08.05</text:p>
              </table:table-cell>
              <table:table-cell table:number-columns-repeated="2"/>
            </table:table-row>
          </table:table-row-group>
          <table:table-row table:style-name="ro4">
            <table:table-cell table:style-name="ce2" office:value-type="string">
              <text:p>Zusatzprogramme</text:p>
            </table:table-cell>
            <table:table-cell table:number-columns-repeated="7"/>
          </table:table-row>
          <table:table-row-group>
            <table:table-row table:style-name="ro4">
              <table:table-cell table:style-name="ce3" office:value-type="string">
                <text:p>Buchhaltung</text:p>
              </table:table-cell>
              <table:table-cell table:number-columns-repeated="7"/>
            </table:table-row>
            <table:table-row-group>
              <table:table-row table:style-name="ro5">
                <table:table-cell/>
                <table:table-cell office:value-type="string">
                  <text:p><text:a xlink:href="http://www.schlenther.de/software/ooo_eur.html">http://www.schlenther.de/software/ooo_eur.html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uwealtmann@openoffice.org">uwealtmann@openoffice.org</text:a></text:p>
                </table:table-cell>
                <table:table-cell table:style-name="ce6" office:value-type="date" office:date-value="2005-02-10">
                  <text:p>10.02.05</text:p>
                </table:table-cell>
                <table:table-cell office:value-type="string">
                  <text:p>OpenOffice.org EÜR ist eine einfache Einnahmen-Überschuß-Rechnung für Freiberufler und kleinere Selbständige.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CMS / DMS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7">
                <table:table-cell/>
                <table:table-cell office:value-type="string">
                  <text:p><text:a xlink:href="http://www.ez.no/">http://www.ez.no</text:a></text:p>
                </table:table-cell>
                <table:table-cell office:value-type="string">
                  <text:p>Stable</text:p>
                </table:table-cell>
                <table:table-cell office:value-type="string">
                  <text:p><text:a xlink:href="mailto:floeff@openoffice.org">floeff@openoffice.org</text:a></text:p>
                </table:table-cell>
                <table:table-cell table:style-name="ce6" office:value-type="date" office:date-value="2004-11-01">
                  <text:p>01.11.04</text:p>
                </table:table-cell>
                <table:table-cell office:value-type="string">
                  <text:p>eZ publish ist ein Content Management System, welches einen Im- und Export für OpenOffice.org besitzt und sich somit nahtlos in Umgebungen integrieren lässt, die mit OpenOffice.org arbeiten.</text:p>
                </table:table-cell>
                <table:table-cell table:number-columns-repeated="2"/>
              </table:table-row>
              <table:table-row table:style-name="ro7">
                <table:table-cell table:style-name="ce3"/>
                <table:table-cell office:value-type="string">
                  <text:p><text:a xlink:href="http://www.icoya.de/produkt/module/index_html/tocarticle_view#1">http://www.icoya.de/produkt/module/index_html/tocarticle_view#1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17">
                  <text:p>17.12.03</text:p>
                </table:table-cell>
                <table:table-cell office:value-type="string">
                  <text:p>Die icoya OfficeIntegration für icoya Content &amp; Collaboration Management ermöglicht die Erstellung von (XML-) Inhalten mit OpenOffice.org. Autor und Lizenz: struktur AG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Datenbanken</text:p>
              </table:table-cell>
              <table:table-cell table:number-columns-repeated="7"/>
            </table:table-row>
            <table:table-row table:style-name="ro1">
              <table:table-cell table:style-name="ce3" office:value-type="string">
                <text:p>Groupware</text:p>
              </table:table-cell>
              <table:table-cell table:number-columns-repeated="7"/>
            </table:table-row>
            <table:table-row-group>
              <table:table-row-group>
                <table:table-row table:style-name="ro6">
                  <table:table-cell/>
                  <table:table-cell office:value-type="string">
                    <text:p><text:a xlink:href="http://www.protext.de/OpenPlenum/OpenPlenumstart_mit.htm">http://www.protext.de/OpenPlenum/OpenPlenumstart_mit.htm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rolfmeyer@openoffice.org">rolfmeyer@openoffice.org</text:a></text:p>
                  </table:table-cell>
                  <table:table-cell table:style-name="ce6" office:value-type="date" office:date-value="2004-12-08">
                    <text:p>08.12.04</text:p>
                  </table:table-cell>
                  <table:table-cell office:value-type="string">
                    <text:p>Rats- und Sitzungsmanagement, weitere Infos siehe Ordner openplenum-info, Autor und Lizenz: PROTEXT Computer GmbH</text:p>
                  </table:table-cell>
                  <table:table-cell table:number-columns-repeated="2"/>
                </table:table-row>
                <table:table-row table:style-name="ro4">
                  <table:table-cell table:style-name="ce3"/>
                  <table:table-cell office:value-type="string">
                    <text:p><text:a xlink:href="http://www.tarent-contact.de/">http://www.tarent-contact.de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andreschnabel@openoffice.org">andreschnabel@openoffice.org</text:a></text:p>
                  </table:table-cell>
                  <table:table-cell table:style-name="ce6" office:value-type="date" office:date-value="2003-12-08">
                    <text:p>08.12.03</text:p>
                  </table:table-cell>
                  <table:table-cell office:value-type="string">
                    <text:p>Adressverwaltung für Unternehmen, </text:p>
                    <text:p>Hersteller: tarent GmbH, Lizenz: GPL </text:p>
                  </table:table-cell>
                  <table:table-cell table:number-columns-repeated="2"/>
                </table:table-row>
              </table:table-row-group>
              <table:table-row table:style-name="ro5">
                <table:table-cell table:style-name="ce4" office:value-type="string">
                  <text:p>openplenum-info</text:p>
                </table:table-cell>
                <table:table-cell table:number-columns-repeated="3"/>
                <table:table-cell table:style-name="ce6"/>
                <table:table-cell table:number-columns-repeated="3"/>
              </table:table-row>
              <table:table-row-group>
                <table:table-row table:style-name="ro1">
                  <table:table-cell/>
                  <table:table-cell office:value-type="string">
                    <text:p><text:a xlink:href="http://de.openoffice.org/files/documents/66/2312/PROTEXT_COMPUTER_OpenPlenum.sxi">http://de.openoffice.org/files/documents/66/2312/PROTEXT_COMPUTER_OpenPlenum.sxi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rolfmeyer@openoffice.org">rolfmeyer@openoffice.org</text:a></text:p>
                  </table:table-cell>
                  <table:table-cell table:style-name="ce6" office:value-type="date" office:date-value="2004-12-08">
                    <text:p>08.12.04</text:p>
                  </table:table-cell>
                  <table:table-cell office:value-type="string">
                    <text:p>Präsentation, 21 Seiten im sxw-Format</text:p>
                  </table:table-cell>
                  <table:table-cell table:number-columns-repeated="2"/>
                </table:table-row>
                <table:table-row table:style-name="ro4">
                  <table:table-cell table:style-name="ce4"/>
                  <table:table-cell office:value-type="string">
                    <text:p><text:a xlink:href="http://de.openoffice.org/files/documents/66/2309/PROTEXT_COMPUTER_OpenPlenum.pdf">http://de.openoffice.org/files/documents/66/2309/PROTEXT_COMPUTER_OpenPlenum.pdf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rolfmeyer@openoffice.org">rolfmeyer@openoffice.org</text:a></text:p>
                  </table:table-cell>
                  <table:table-cell table:style-name="ce6" office:value-type="date" office:date-value="2004-12-08">
                    <text:p>08.12.04</text:p>
                  </table:table-cell>
                  <table:table-cell office:value-type="string">
                    <text:p>Präsentation, 21 Seiten, PDF-Format <text:s text:c="2"/>Info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311/Technik_OpenPlenum.pdf">http://de.openoffice.org/files/documents/66/2311/Technik_OpenPlenum.pdf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rolfmeyer@openoffice.org">rolfmeyer@openoffice.org</text:a></text:p>
                  </table:table-cell>
                  <table:table-cell table:style-name="ce6" office:value-type="date" office:date-value="2004-12-08">
                    <text:p>08.12.04</text:p>
                  </table:table-cell>
                  <table:table-cell office:value-type="string">
                    <text:p>Graphische Übersicht - eine Seite</text:p>
                  </table:table-cell>
                  <table:table-cell table:number-columns-repeated="2"/>
                </table:table-row>
                <table:table-row table:style-name="ro1">
                  <table:table-cell table:style-name="ce4"/>
                  <table:table-cell office:value-type="string">
                    <text:p><text:a xlink:href="http://de.openoffice.org/files/documents/66/2310/PT-OP-Provider.pdf">http://de.openoffice.org/files/documents/66/2310/PT-OP-Provider.pdf</text:a></text:p>
                  </table:table-cell>
                  <table:table-cell office:value-type="string">
                    <text:p>Draft</text:p>
                  </table:table-cell>
                  <table:table-cell office:value-type="string">
                    <text:p><text:a xlink:href="mailto:rolfmeyer@openoffice.org">rolfmeyer@openoffice.org</text:a></text:p>
                  </table:table-cell>
                  <table:table-cell table:style-name="ce6" office:value-type="date" office:date-value="2004-12-08">
                    <text:p>08.12.04</text:p>
                  </table:table-cell>
                  <table:table-cell office:value-type="string">
                    <text:p>Zweiseitige Info</text:p>
                  </table:table-cell>
                  <table:table-cell table:number-columns-repeated="2"/>
                </table:table-row>
              </table:table-row-group>
            </table:table-row-group>
            <table:table-row table:style-name="ro1">
              <table:table-cell table:style-name="ce3" office:value-type="string">
                <text:p>Makros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4">
                <table:table-cell/>
                <table:table-cell office:value-type="string">
                  <text:p><text:a xlink:href="http://de.openoffice.org/files/documents/66/2357/UREF.zip">http://de.openoffice.org/files/documents/66/2357/UREF.zip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rolfmeyer@openoffice.org">rolfmeyer@openoffice.org</text:a></text:p>
                </table:table-cell>
                <table:table-cell table:style-name="ce6" office:value-type="date" office:date-value="2005-09-10">
                  <text:p>10.09.05</text:p>
                </table:table-cell>
                <table:table-cell office:value-type="string">
                  <text:p>Unaufgelöste Referenzen in Writer-Dateien finden. Autor: Jörg Schmidt</text:p>
                </table:table-cell>
                <table:table-cell table:number-columns-repeated="2"/>
              </table:table-row>
            </table:table-row-group>
            <table:table-row table:style-name="ro1">
              <table:table-cell table:style-name="ce3" office:value-type="string">
                <text:p>Migration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5">
                <table:table-cell/>
                <table:table-cell office:value-type="string">
                  <text:p><text:a xlink:href="http://www.scaimas.de/download/Flyer.pdf">http://www.scaimas.de/download/Flyer.pdf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andreschnabel@openoffice.org">andreschnabel@openoffice.org</text:a></text:p>
                </table:table-cell>
                <table:table-cell table:style-name="ce6" office:value-type="date" office:date-value="2003-12-08">
                  <text:p>08.12.03</text:p>
                </table:table-cell>
                <table:table-cell office:value-type="string">
                  <text:p>Software gestütztes Migrationsmangement nach OOo</text:p>
                  <text:p><text:span text:style-name="T1">Autor und Lizenz: SCAI, Leverku</text:span><text:span text:style-name="T1"/><text:span text:style-name="T1">sen</text:span></text:p>
                </table:table-cell>
                <table:table-cell table:number-columns-repeated="2"/>
              </table:table-row>
            </table:table-row-group>
            <table:table-row table:style-name="ro4">
              <table:table-cell table:style-name="ce3" office:value-type="string">
                <text:p>Übersetzung</text:p>
              </table:table-cell>
              <table:table-cell table:number-columns-repeated="3"/>
              <table:table-cell table:style-name="ce6"/>
              <table:table-cell table:number-columns-repeated="3"/>
            </table:table-row>
            <table:table-row-group>
              <table:table-row table:style-name="ro5">
                <table:table-cell/>
                <table:table-cell office:value-type="string">
                  <text:p><text:a xlink:href="http://www.omegat.org/omegat/omegat.html">http://www.omegat.org/omegat/omegat.html</text:a></text:p>
                </table:table-cell>
                <table:table-cell office:value-type="string">
                  <text:p>Draft</text:p>
                </table:table-cell>
                <table:table-cell office:value-type="string">
                  <text:p><text:a xlink:href="mailto:rolfmeyer@openoffice.org">rolfmeyer@openoffice.org</text:a></text:p>
                </table:table-cell>
                <table:table-cell table:style-name="ce6" office:value-type="date" office:date-value="2004-04-09">
                  <text:p>09.04.04</text:p>
                </table:table-cell>
                <table:table-cell office:value-type="string">
                  <text:p>OmegaT ist ein Translation Memory, das sowohl unter Linux als unter Windows läuft (Java basierend).</text:p>
                </table:table-cell>
                <table:table-cell table:number-columns-repeated="2"/>
              </table:table-row>
            </table:table-row-group>
          </table:table-row-group>
        </table:table-row-group>
        <table:table-row table:style-name="ro2" table:number-rows-repeated="6507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utoren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bels, Friedhelm</text:p>
          </table:table-cell>
          <table:table-cell office:value-type="string">
            <text:p><text:a xlink:href="mailto:friedhelmabels@openoffice.org">friedhelmabels@openoffice.org</text:a></text:p>
          </table:table-cell>
          <table:table-cell office:value-type="string">
            <text:p>Friedhelm Abels &lt;f_abels@openoffice.org&gt;</text:p>
          </table:table-cell>
        </table:table-row>
        <table:table-row table:style-name="ro1">
          <table:table-cell office:value-type="string">
            <text:p>Altmann, Uwe</text:p>
          </table:table-cell>
          <table:table-cell office:value-type="string">
            <text:p><text:a xlink:href="mailto:uwealtmann@openoffice.org">uwealtmann@openoffice.org</text:a></text:p>
          </table:table-cell>
          <table:table-cell office:value-type="string">
            <text:p>Uwe Altmann &lt;ooo@altsys.de&gt;</text:p>
          </table:table-cell>
        </table:table-row>
        <table:table-row table:style-name="ro1">
          <table:table-cell office:value-type="string">
            <text:p>Dippold, Bernhard</text:p>
          </table:table-cell>
          <table:table-cell office:value-type="string">
            <text:p><text:a xlink:href="mailto:bedipp@openoffice.org">bedipp@openoffice.org</text:a></text:p>
          </table:table-cell>
          <table:table-cell office:value-type="string">
            <text:p>Bernhard Dippold &lt;bernhard@familie-dippold.de&gt;</text:p>
          </table:table-cell>
        </table:table-row>
        <table:table-row table:style-name="ro1">
          <table:table-cell office:value-type="string">
            <text:p>Effenberger, Florian</text:p>
          </table:table-cell>
          <table:table-cell office:value-type="string">
            <text:p><text:a xlink:href="mailto:floeff@openoffice.org">floeff@openoffice.org</text:a></text:p>
          </table:table-cell>
          <table:table-cell office:value-type="string">
            <text:p>Florian Effenberger &lt;floeff@openoffice.org&gt;</text:p>
          </table:table-cell>
        </table:table-row>
        <table:table-row table:style-name="ro1">
          <table:table-cell office:value-type="string">
            <text:p>Gerdes, Berthold</text:p>
          </table:table-cell>
          <table:table-cell office:value-type="string">
            <text:p><text:a xlink:href="mailto:berthold@openoffice.org">berthold@openoffice.org</text:a></text:p>
          </table:table-cell>
          <table:table-cell office:value-type="string">
            <text:p>Berthold Gerdes &lt;berthold@bgerdes.de&gt;</text:p>
          </table:table-cell>
        </table:table-row>
        <table:table-row table:style-name="ro1">
          <table:table-cell office:value-type="string">
            <text:p>Henschel, Regina</text:p>
          </table:table-cell>
          <table:table-cell office:value-type="string">
            <text:p><text:a xlink:href="mailto:regina@openoffice.org">regina@openoffice.org</text:a></text:p>
          </table:table-cell>
          <table:table-cell office:value-type="string">
            <text:p>Regina Henschel &lt;rb.henschel@t-online.de&gt;</text:p>
          </table:table-cell>
        </table:table-row>
        <table:table-row table:style-name="ro1">
          <table:table-cell office:value-type="string">
            <text:p>Kienlein, Hermann</text:p>
          </table:table-cell>
          <table:table-cell office:value-type="string">
            <text:p><text:a xlink:href="mailto:hkienlein@openoffice.org">hkienlein@openoffice.org</text:a></text:p>
          </table:table-cell>
          <table:table-cell office:value-type="string">
            <text:p>Hermann Kienlein &lt;hermann@kienlein.com&gt;</text:p>
          </table:table-cell>
        </table:table-row>
        <table:table-row table:style-name="ro1">
          <table:table-cell office:value-type="string">
            <text:p>Krumbein, Thomas</text:p>
          </table:table-cell>
          <table:table-cell office:value-type="string">
            <text:p><text:a xlink:href="mailto:thomaskrumbein@openoffice.org">thomaskrumbein@openoffice.org</text:a></text:p>
          </table:table-cell>
          <table:table-cell office:value-type="string">
            <text:p>Thomas Krumbein &lt;thomaskrumbein@openoffice.org&gt;</text:p>
          </table:table-cell>
        </table:table-row>
        <table:table-row table:style-name="ro1">
          <table:table-cell office:value-type="string">
            <text:p>Lohmaier, Christian</text:p>
          </table:table-cell>
          <table:table-cell office:value-type="string">
            <text:p><text:a xlink:href="mailto:cloph@openoffice.org">cloph@openoffice.org</text:a></text:p>
          </table:table-cell>
          <table:table-cell office:value-type="string">
            <text:p>Christian Lohmaier &lt;cloph@openoffice.org&gt;</text:p>
          </table:table-cell>
        </table:table-row>
        <table:table-row table:style-name="ro1">
          <table:table-cell office:value-type="string">
            <text:p>Mantke, Andreas</text:p>
          </table:table-cell>
          <table:table-cell office:value-type="string">
            <text:p><text:a xlink:href="mailto:andreasma@openoffice.org">andreasma@openoffice.org</text:a></text:p>
          </table:table-cell>
          <table:table-cell office:value-type="string">
            <text:p>Andreas Mantke &lt;maand@gmx.de&gt;</text:p>
          </table:table-cell>
        </table:table-row>
        <table:table-row table:style-name="ro1">
          <table:table-cell office:value-type="string">
            <text:p>Merschmann, Volker</text:p>
          </table:table-cell>
          <table:table-cell office:value-type="string">
            <text:p><text:a xlink:href="mailto:volkerme@openoffice.org">volkerme@openoffice.org</text:a></text:p>
          </table:table-cell>
          <table:table-cell office:value-type="string">
            <text:p>Volker Merschmann &lt;merschmann@gmail.com&gt;</text:p>
          </table:table-cell>
        </table:table-row>
        <table:table-row table:style-name="ro1">
          <table:table-cell office:value-type="string">
            <text:p>Meyer, Rolf</text:p>
          </table:table-cell>
          <table:table-cell office:value-type="string">
            <text:p><text:a xlink:href="mailto:rolfmeyer@openoffice.org">rolfmeyer@openoffice.org</text:a></text:p>
          </table:table-cell>
          <table:table-cell office:value-type="string">
            <text:p>Rolf Meyer &lt;rolf@ooo42.org&gt;</text:p>
          </table:table-cell>
        </table:table-row>
        <table:table-row table:style-name="ro1">
          <table:table-cell office:value-type="string">
            <text:p>Rahemipour, Jacqueline</text:p>
          </table:table-cell>
          <table:table-cell office:value-type="string">
            <text:p><text:a xlink:href="mailto:jrahemipour@openoffice.org">jrahemipour@openoffice.org</text:a></text:p>
          </table:table-cell>
          <table:table-cell office:value-type="string">
            <text:p>Jacqueline Rahemipour &lt;jr@natural-computing.de&gt;</text:p>
          </table:table-cell>
        </table:table-row>
        <table:table-row table:style-name="ro1">
          <table:table-cell office:value-type="string">
            <text:p>Reiter, Manfred</text:p>
          </table:table-cell>
          <table:table-cell office:value-type="string">
            <text:p><text:a xlink:href="mailto:freda@openoffice.org">freda@openoffice.org</text:a></text:p>
          </table:table-cell>
          <table:table-cell office:value-type="string">
            <text:p>Manfred Reiter &lt;ma.reiter@gmail.com&gt;</text:p>
          </table:table-cell>
        </table:table-row>
        <table:table-row table:style-name="ro1">
          <table:table-cell office:value-type="string">
            <text:p>Rinkewitz, Piere</text:p>
          </table:table-cell>
          <table:table-cell office:value-type="string">
            <text:p><text:a xlink:href="mailto:prinkewitz@openoffice.org">prinkewitz@openoffice.org</text:a></text:p>
          </table:table-cell>
          <table:table-cell/>
        </table:table-row>
        <table:table-row table:style-name="ro1">
          <table:table-cell office:value-type="string">
            <text:p>Schnabel, André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André Schnabel &lt;andre.schnabel@gmx.net&gt;</text:p>
          </table:table-cell>
        </table:table-row>
        <table:table-row table:style-name="ro1">
          <table:table-cell office:value-type="string">
            <text:p>Wilper, Simon A.</text:p>
          </table:table-cell>
          <table:table-cell office:value-type="string">
            <text:p><text:a xlink:href="mailto:simonaw@openoffice.org">simonaw@openoffice.org</text:a></text:p>
          </table:table-cell>
          <table:table-cell office:value-type="string">
            <text:p>Simon A Wilper &lt;p9wilper.vu.31122003@gmx.net&gt;</text:p>
          </table:table-cell>
        </table:table-row>
        <table:table-row table:style-name="ro1">
          <table:table-cell office:value-type="string">
            <text:p>Zwahlen, Christian</text:p>
          </table:table-cell>
          <table:table-cell office:value-type="string">
            <text:p><text:a xlink:href="mailto:christian_z@openoffice.org">christian_z@openoffice.org</text:a></text:p>
          </table:table-cell>
          <table:table-cell office:value-type="string">
            <text:p>Christian Zwahlen &lt;zdesign@bluewin.ch&gt;</text:p>
          </table:table-cell>
        </table:table-row>
        <table:table-row table:style-name="ro1">
          <table:table-cell/>
          <table:table-cell office:value-type="string">
            <text:p><text:a xlink:href="mailto:metoc@openoffice.org">metoc@openoffice.org</text:a></text:p>
          </table:table-cell>
          <table:table-cell/>
        </table:table-row>
        <table:table-row table:style-name="ro2" table:number-rows-repeated="65516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target-range-address="Bestandsaufnahme.A3:Bestandsaufnahme.F4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Verdana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fo:wrap-option="wrap" fo:padding="0.15cm" style:vertical-align="top"/>
      <style:text-properties style:font-name="Verdana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9">09.07.2007</text:date>, <text:time>13:47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Website Dokumente &amp; Dateien</dc:title>
    <dc:description>Bestandsaufnahme und Neustrukturierung der Website
Version 1</dc:description>
    <dc:subject>OpenOffice.org</dc:subject>
    <meta:initial-creator>Berthold Gerdes</meta:initial-creator>
    <meta:creation-date>2007-07-06T12:52:04</meta:creation-date>
    <dc:creator>Berthold Gerdes</dc:creator>
    <dc:date>2007-07-09T13:47:53</dc:date>
    <dc:language>de-DE</dc:language>
    <meta:editing-cycles>40</meta:editing-cycles>
    <meta:editing-duration>P1DT11H43M1S</meta:editing-duration>
    <meta:template xlink:type="simple" xlink:actuate="onRequest" xlink:href="/tmp/template/Tabellen/CalcStandard.ots" xlink:title="CalcStandard" meta:date="2007-07-06T12:52:02"/>
    <meta:user-defined meta:name="Bearbeitung">Berthold Gerdes</meta:user-defined>
    <meta:user-defined meta:name="Info 2"/>
    <meta:user-defined meta:name="Info 3"/>
    <meta:user-defined meta:name="Info 4"/>
    <meta:document-statistic meta:table-count="2" meta:cell-count="2068"/>
  </office:meta>
</office:document-meta>
</file>